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Tableau1" style:family="table">
      <style:table-properties style:width="24.518cm" fo:margin-left="0.116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3.693cm"/>
    </style:style>
    <style:style style:name="Tableau1.C" style:family="table-column">
      <style:table-column-properties style:column-width="7.5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1" style:family="table-row">
      <style:table-row-properties style:min-row-height="1.801cm"/>
    </style:style>
    <style:style style:name="Tableau2" style:family="table">
      <style:table-properties style:width="25.709cm" fo:margin-left="0cm" table:align="left" style:may-break-between-rows="true" table:border-model="collapsing"/>
    </style:style>
    <style:style style:name="Tableau2.A" style:family="table-column">
      <style:table-column-properties style:column-width="6.306cm"/>
    </style:style>
    <style:style style:name="Tableau2.B" style:family="table-column">
      <style:table-column-properties style:column-width="10.495cm"/>
    </style:style>
    <style:style style:name="Tableau2.C" style:family="table-column">
      <style:table-column-properties style:column-width="5.403cm"/>
    </style:style>
    <style:style style:name="Tableau2.D" style:family="table-column">
      <style:table-column-properties style:column-width="3.50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keep-together="auto"/>
    </style:style>
    <style:style style:name="P1" style:family="paragraph" style:parent-style-name="Standard">
      <style:text-properties fo:font-weight="bold" officeooo:paragraph-rsid="00f967b7" style:font-weight-asian="bold" style:font-weight-complex="bold"/>
    </style:style>
    <style:style style:name="P2" style:family="paragraph" style:parent-style-name="Table_20_Contents">
      <style:text-properties fo:color="#000000" loext:opacity="100%" style:font-name="Arial1" fo:font-size="12pt" style:text-underline-style="none" fo:font-weight="normal" officeooo:rsid="0138e735" officeooo:paragraph-rsid="0138e735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cfb6ec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d22e12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5f285" officeooo:paragraph-rsid="01c5f285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b30b4" officeooo:paragraph-rsid="00eb30b4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d5d45" officeooo:paragraph-rsid="00ed5d45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color="#000000" loext:opacity="100%" style:font-name="Arial1" fo:font-size="12pt" fo:language="fr" fo:country="FR" fo:font-weight="normal" officeooo:rsid="014307a4" officeooo:paragraph-rsid="014307a4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color="#000000" loext:opacity="100%" style:font-name="Arial1" fo:font-size="12pt" fo:language="fr" fo:country="FR" fo:font-weight="normal" officeooo:rsid="00da4a1b" officeooo:paragraph-rsid="00da4a1b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b5529" officeooo:paragraph-rsid="00fb5529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cf0a8" officeooo:paragraph-rsid="00fcf0a8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28082" officeooo:paragraph-rsid="01728082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b6a94" officeooo:paragraph-rsid="01bb6a94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ec0dc" officeooo:paragraph-rsid="01eec0dc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2255707" officeooo:paragraph-rsid="02255707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fo:color="#000000" loext:opacity="100%" style:font-name="Arial1" fo:font-size="12pt" fo:language="fr" fo:country="FR" fo:font-weight="normal" officeooo:rsid="02255707" officeooo:paragraph-rsid="02255707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fo:color="#000000" loext:opacity="100%" style:font-name="Arial1" fo:font-size="12pt" fo:language="fr" fo:country="FR" fo:font-weight="normal" officeooo:rsid="02292f42" officeooo:paragraph-rsid="02292f42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style:font-name="Arial1" fo:font-size="12pt" fo:language="fr" fo:country="FR" officeooo:paragraph-rsid="00f967b7" style:font-size-asian="12pt" style:font-size-complex="12pt"/>
    </style:style>
    <style:style style:name="P33" style:family="paragraph" style:parent-style-name="Standard">
      <style:text-properties fo:color="#000000" loext:opacity="100%" style:font-name="Arial1" fo:font-size="12pt" fo:language="fr" fo:country="FR" officeooo:rsid="0167d235" officeooo:paragraph-rsid="0167d235" style:font-size-asian="12pt" style:font-size-complex="12pt"/>
    </style:style>
    <style:style style:name="P34" style:family="paragraph" style:parent-style-name="Standard">
      <style:text-properties fo:color="#000000" loext:opacity="100%" style:font-name="Arial1" fo:font-size="12pt" fo:language="fr" fo:country="FR" officeooo:rsid="00fa11e7" officeooo:paragraph-rsid="00f967b7" style:font-size-asian="12pt" style:font-size-complex="12pt"/>
    </style:style>
    <style:style style:name="P35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da4a1b" officeooo:paragraph-rsid="00da4a1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c4f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a5150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10841f8" officeooo:paragraph-rsid="00f967b7"/>
    </style:style>
    <style:style style:name="P45" style:family="paragraph" style:parent-style-name="Standard">
      <style:text-properties officeooo:paragraph-rsid="00f967b7"/>
    </style:style>
    <style:style style:name="P46" style:family="paragraph" style:parent-style-name="Standard">
      <style:text-properties style:use-window-font-color="true" loext:opacity="0%" style:font-name="Arial1" fo:font-size="12pt" fo:language="fr" fo:country="FR" fo:font-weight="normal" officeooo:rsid="01c7dcff" officeooo:paragraph-rsid="01c7dcff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2pt" fo:language="fr" fo:country="FR" fo:font-weight="normal" officeooo:rsid="01a2977c" officeooo:paragraph-rsid="01a2977c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b268e" officeooo:paragraph-rsid="019b268e" style:font-size-asian="12pt" style:font-weight-asian="normal" style:font-size-complex="12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2pt" fo:language="fr" fo:country="FR" fo:font-weight="normal" officeooo:rsid="01ae35a1" officeooo:paragraph-rsid="01ae35a1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2pt" fo:language="fr" fo:country="FR" fo:font-weight="normal" officeooo:rsid="018aa88d" officeooo:paragraph-rsid="018aa88d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paragraph-rsid="018634cc"/>
    </style:style>
    <style:style style:name="P55" style:family="paragraph" style:parent-style-name="Standard"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18a303" loext:opacity="100%" style:font-name="Arial1" fo:font-size="12pt" fo:language="fr" fo:country="FR" fo:font-weight="bold" officeooo:rsid="00e2976b" officeooo:paragraph-rsid="0178b1e7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18a303" loext:opacity="100%" style:font-name="Arial1" fo:font-size="12pt" fo:language="fr" fo:country="FR" fo:font-weight="bold" officeooo:rsid="01c7dcff" officeooo:paragraph-rsid="01c7dcff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71" style:family="paragraph" style:parent-style-name="Table_20_Contents"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73" style:family="paragraph" style:parent-style-name="Table_20_Contents"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75" style:family="paragraph" style:parent-style-name="Table_20_Contents"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32bc1" officeooo:paragraph-rsid="00e32bc1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78" style:family="paragraph" style:parent-style-name="Table_20_Contents"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2d535" officeooo:paragraph-rsid="00e2d535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7b298" officeooo:paragraph-rsid="00e7b298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ed5d45" officeooo:paragraph-rsid="00ed5d45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4" style:family="paragraph" style:parent-style-name="Table_20_Contents"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96" style:family="paragraph" style:parent-style-name="Table_20_Contents"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97" style:family="paragraph" style:parent-style-name="Table_20_Contents">
      <style:text-properties fo:color="#18a303" loext:opacity="100%" style:font-name="Arial1" fo:font-size="12pt" fo:language="fr" fo:country="FR" fo:font-weight="bold" officeooo:rsid="00f0ee28" officeooo:paragraph-rsid="00f0ee28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30727" officeooo:paragraph-rsid="01030727" style:font-size-asian="12pt" style:font-weight-asian="bold" style:font-size-complex="12pt" style:font-weight-complex="bold"/>
    </style:style>
    <style:style style:name="P99" style:family="paragraph" style:parent-style-name="Table_20_Contents">
      <style:text-properties fo:color="#18a303" loext:opacity="100%" style:font-name="Arial1" fo:font-size="12pt" fo:language="fr" fo:country="FR" fo:font-weight="bold" officeooo:rsid="00ef3aa6" officeooo:paragraph-rsid="00ef3aa6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9b729" officeooo:paragraph-rsid="0109b729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3" style:family="paragraph" style:parent-style-name="Table_20_Contents"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style:font-size-asian="12pt" style:font-weight-asian="bold" style:font-size-complex="12pt" style:font-weight-complex="bold"/>
    </style:style>
    <style:style style:name="P105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301af" officeooo:paragraph-rsid="011301af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29a189" officeooo:paragraph-rsid="0129a189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2123f" officeooo:paragraph-rsid="0132123f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1" style:family="paragraph" style:parent-style-name="Table_20_Contents"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69b9c" officeooo:paragraph-rsid="01469b9c" style:font-size-asian="12pt" style:font-weight-asian="bold" style:font-size-complex="12pt" style:font-weight-complex="bold"/>
    </style:style>
    <style:style style:name="P116" style:family="paragraph" style:parent-style-name="Table_20_Contents"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21" style:family="paragraph" style:parent-style-name="Table_20_Contents">
      <style:text-properties fo:color="#18a303" loext:opacity="100%" style:font-name="Arial1" fo:font-size="12pt" fo:language="fr" fo:country="FR" fo:font-weight="bold" officeooo:rsid="013c8fd1" officeooo:paragraph-rsid="013c8fd1" style:font-size-asian="12pt" style:font-weight-asian="bold" style:font-size-complex="12pt" style:font-weight-complex="bold"/>
    </style:style>
    <style:style style:name="P122" style:family="paragraph" style:parent-style-name="Table_20_Contents">
      <style:text-properties fo:color="#18a303" loext:opacity="100%" style:font-name="Arial1" fo:font-size="12pt" fo:language="fr" fo:country="FR" fo:font-weight="bold" officeooo:rsid="0157aee4" officeooo:paragraph-rsid="014f9996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7aee4" officeooo:paragraph-rsid="0157aee4" style:font-size-asian="12pt" style:font-weight-asian="bold" style:font-size-complex="12pt" style:font-weight-complex="bold"/>
    </style:style>
    <style:style style:name="P124" style:family="paragraph" style:parent-style-name="Table_20_Contents">
      <style:text-properties fo:color="#18a303" loext:opacity="100%" style:font-name="Arial1" fo:font-size="12pt" fo:language="fr" fo:country="FR" fo:font-weight="bold" officeooo:rsid="015ae02f" officeooo:paragraph-rsid="015ae02f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d64fe" officeooo:paragraph-rsid="015d64fe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8" style:family="paragraph" style:parent-style-name="Table_20_Contents"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3" style:family="paragraph" style:parent-style-name="Table_20_Contents"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6" style:family="paragraph" style:parent-style-name="Table_20_Contents"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655de" officeooo:paragraph-rsid="016655de" style:font-size-asian="12pt" style:font-weight-asian="bold" style:font-size-complex="12pt" style:font-weight-complex="bold"/>
    </style:style>
    <style:style style:name="P138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73a293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dffc56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28082" officeooo:paragraph-rsid="01728082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3" style:family="paragraph" style:parent-style-name="Table_20_Contents"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46" style:family="paragraph" style:parent-style-name="Table_20_Contents">
      <style:text-properties fo:color="#18a303" loext:opacity="100%" style:font-name="Arial1" fo:font-size="12pt" fo:language="fr" fo:country="FR" fo:font-weight="bold" officeooo:rsid="0142786e" officeooo:paragraph-rsid="0142786e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51" style:family="paragraph" style:parent-style-name="Table_20_Contents">
      <style:text-properties fo:color="#18a303" loext:opacity="100%" style:font-name="Arial1" fo:font-size="12pt" fo:language="fr" fo:country="FR" fo:font-weight="bold" officeooo:rsid="0182c2b8" officeooo:paragraph-rsid="0182c2b8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4" style:family="paragraph" style:parent-style-name="Table_20_Contents"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991c1" officeooo:paragraph-rsid="019991c1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60" style:family="paragraph" style:parent-style-name="Table_20_Contents"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fo:color="#18a303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1ad60" officeooo:paragraph-rsid="01f1ad60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426a5" officeooo:paragraph-rsid="01f426a5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202be2a" officeooo:paragraph-rsid="0202be2a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a010b" officeooo:paragraph-rsid="01ea010b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a010b" officeooo:paragraph-rsid="01fcba34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2255707" officeooo:paragraph-rsid="02255707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fo:color="#18a303" loext:opacity="100%" style:font-name="Arial1" fo:font-size="12pt" fo:language="fr" fo:country="FR" fo:font-weight="bold" officeooo:rsid="0208359a" officeooo:paragraph-rsid="0208359a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208359a" officeooo:paragraph-rsid="0208359a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fo:background-color="transparent" style:font-size-asian="12pt" style:font-weight-asian="bold" style:font-size-complex="12pt" style:font-weight-complex="bold"/>
    </style:style>
    <style:style style:name="P180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fo:background-color="transparent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a79dc" officeooo:paragraph-rsid="011a79dc" fo:background-color="transparent" style:font-size-asian="12pt" style:font-weight-asian="bold" style:font-size-complex="12pt" style:font-weight-complex="bold"/>
    </style:style>
    <style:style style:name="P182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7b298" officeooo:paragraph-rsid="00e2d535" style:font-size-asian="12pt" style:font-weight-asian="bold" style:font-size-complex="12pt" style:font-weight-complex="bold"/>
    </style:style>
    <style:style style:name="P183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2d535" officeooo:paragraph-rsid="00e2d535" style:font-size-asian="12pt" style:font-weight-asian="bold" style:font-size-complex="12pt" style:font-weight-complex="bold"/>
    </style:style>
    <style:style style:name="P184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f3868c" officeooo:paragraph-rsid="00f3868c" style:font-size-asian="12pt" style:font-weight-asian="bold" style:font-size-complex="12pt" style:font-weight-complex="bold"/>
    </style:style>
    <style:style style:name="P185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2c7df0" officeooo:paragraph-rsid="012c7df0" style:font-size-asian="12pt" style:font-weight-asian="bold" style:font-size-complex="12pt" style:font-weight-complex="bold"/>
    </style:style>
    <style:style style:name="P186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5632" officeooo:paragraph-rsid="01355632" style:font-size-asian="12pt" style:font-weight-asian="bold" style:font-size-complex="12pt" style:font-weight-complex="bold"/>
    </style:style>
    <style:style style:name="P187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dbe8" officeooo:paragraph-rsid="0135dbe8" style:font-size-asian="12pt" style:font-weight-asian="bold" style:font-size-complex="12pt" style:font-weight-complex="bold"/>
    </style:style>
    <style:style style:name="P188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72819" officeooo:paragraph-rsid="01372819" style:font-size-asian="12pt" style:font-weight-asian="bold" style:font-size-complex="12pt" style:font-weight-complex="bold"/>
    </style:style>
    <style:style style:name="P189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190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f5b525" officeooo:paragraph-rsid="01f5b525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normal" officeooo:rsid="02050671" officeooo:paragraph-rsid="02050671" style:font-size-asian="12pt" style:font-weight-asian="normal" style:font-size-complex="12pt" style:font-weight-complex="normal"/>
    </style:style>
    <style:style style:name="P192" style:family="paragraph" style:parent-style-name="Standard">
      <style:text-properties fo:language="fr" fo:country="FR"/>
    </style:style>
    <style:style style:name="P193" style:family="paragraph" style:parent-style-name="Standard">
      <style:text-properties fo:language="fr" fo:country="FR" officeooo:rsid="00e2976b" officeooo:paragraph-rsid="013061b8"/>
    </style:style>
    <style:style style:name="P194" style:family="paragraph" style:parent-style-name="Standard">
      <style:text-properties fo:language="fr" fo:country="FR" officeooo:rsid="00e2976b" officeooo:paragraph-rsid="018bddd3"/>
    </style:style>
    <style:style style:name="P195" style:family="paragraph" style:parent-style-name="Standard">
      <style:text-properties fo:language="fr" fo:country="FR" officeooo:rsid="00e2976b" officeooo:paragraph-rsid="013f65fa"/>
    </style:style>
    <style:style style:name="P196" style:family="paragraph" style:parent-style-name="Standard">
      <style:text-properties fo:language="fr" fo:country="FR" officeooo:rsid="00e2976b" officeooo:paragraph-rsid="018d9a2a"/>
    </style:style>
    <style:style style:name="P197" style:family="paragraph" style:parent-style-name="Standard">
      <style:text-properties fo:language="fr" fo:country="FR" officeooo:rsid="00e2976b" officeooo:paragraph-rsid="0176c2bc"/>
    </style:style>
    <style:style style:name="P198" style:family="paragraph" style:parent-style-name="Standard">
      <style:text-properties fo:language="fr" fo:country="FR" officeooo:rsid="00e2976b"/>
    </style:style>
    <style:style style:name="P199" style:family="paragraph" style:parent-style-name="Standard">
      <style:text-properties fo:language="fr" fo:country="FR" officeooo:paragraph-rsid="013061b8"/>
    </style:style>
    <style:style style:name="P200" style:family="paragraph" style:parent-style-name="Standard">
      <style:paragraph-properties fo:break-before="page"/>
      <style:text-properties fo:language="fr" fo:country="FR"/>
    </style:style>
    <style:style style:name="P201" style:family="paragraph" style:parent-style-name="Standard">
      <style:text-properties fo:language="fr" fo:country="FR" fo:font-weight="bold" officeooo:rsid="01202080" officeooo:paragraph-rsid="01202080" style:font-weight-asian="bold" style:font-weight-complex="bold"/>
    </style:style>
    <style:style style:name="P202" style:family="paragraph" style:parent-style-name="Standard">
      <style:text-properties fo:language="fr" fo:country="FR" fo:font-weight="bold" officeooo:paragraph-rsid="00f967b7" style:font-weight-asian="bold" style:font-weight-complex="bold"/>
    </style:style>
    <style:style style:name="P203" style:family="paragraph" style:parent-style-name="Standard">
      <style:text-properties fo:language="fr" fo:country="FR" officeooo:rsid="01211329" officeooo:paragraph-rsid="01211329"/>
    </style:style>
    <style:style style:name="P204" style:family="paragraph" style:parent-style-name="Standard">
      <style:text-properties fo:language="fr" fo:country="FR" officeooo:paragraph-rsid="01211329"/>
    </style:style>
    <style:style style:name="P205" style:family="paragraph" style:parent-style-name="Standard">
      <style:text-properties fo:language="fr" fo:country="FR" fo:font-style="normal" fo:font-weight="bold" officeooo:rsid="00cfa879" officeooo:paragraph-rsid="01a49545" style:font-style-asian="normal" style:font-weight-asian="bold" style:font-style-complex="normal" style:font-weight-complex="bold"/>
    </style:style>
    <style:style style:name="P206" style:family="paragraph" style:parent-style-name="Standard">
      <style:text-properties fo:language="fr" fo:country="FR" officeooo:rsid="00cfa879" officeooo:paragraph-rsid="01a49545"/>
    </style:style>
    <style:style style:name="P207" style:family="paragraph" style:parent-style-name="Standard">
      <style:text-properties fo:language="fr" fo:country="FR" officeooo:rsid="00f8a99d" officeooo:paragraph-rsid="01a49545"/>
    </style:style>
    <style:style style:name="P208" style:family="paragraph" style:parent-style-name="Standard">
      <style:text-properties fo:language="fr" fo:country="FR" officeooo:rsid="011b0ed6" officeooo:paragraph-rsid="01a49545"/>
    </style:style>
    <style:style style:name="P209" style:family="paragraph" style:parent-style-name="Standard">
      <style:text-properties fo:language="fr" fo:country="FR" officeooo:paragraph-rsid="01a49545"/>
    </style:style>
    <style:style style:name="P210" style:family="paragraph" style:parent-style-name="Standard">
      <style:text-properties fo:language="fr" fo:country="FR" officeooo:rsid="013a5ce4" officeooo:paragraph-rsid="01a49545"/>
    </style:style>
    <style:style style:name="P211" style:family="paragraph" style:parent-style-name="Standard">
      <style:text-properties fo:language="fr" fo:country="FR" officeooo:paragraph-rsid="00f967b7"/>
    </style:style>
    <style:style style:name="P212" style:family="paragraph" style:parent-style-name="Standard">
      <style:paragraph-properties fo:break-before="page"/>
      <style:text-properties fo:language="fr" fo:country="FR" officeooo:paragraph-rsid="00f967b7"/>
    </style:style>
    <style:style style:name="P213" style:family="paragraph" style:parent-style-name="Standard">
      <style:text-properties fo:language="fr" fo:country="FR" officeooo:paragraph-rsid="01a641a7"/>
    </style:style>
    <style:style style:name="P214" style:family="paragraph" style:parent-style-name="Standard">
      <style:text-properties fo:language="fr" fo:country="FR" officeooo:rsid="018634cc" officeooo:paragraph-rsid="018634cc"/>
    </style:style>
    <style:style style:name="P215" style:family="paragraph" style:parent-style-name="Standard">
      <style:text-properties fo:language="fr" fo:country="FR" officeooo:rsid="010841f8" officeooo:paragraph-rsid="00f967b7"/>
    </style:style>
    <style:style style:name="P216" style:family="paragraph" style:parent-style-name="Standard">
      <style:text-properties fo:language="fr" fo:country="FR" officeooo:rsid="01315b80" officeooo:paragraph-rsid="01a49545"/>
    </style:style>
    <style:style style:name="P217" style:family="paragraph" style:parent-style-name="Standard">
      <style:paragraph-properties fo:break-before="page"/>
      <style:text-properties fo:language="fr" fo:country="FR" officeooo:rsid="01315b80" officeooo:paragraph-rsid="01a49545"/>
    </style:style>
    <style:style style:name="P218" style:family="paragraph" style:parent-style-name="Standard">
      <style:text-properties fo:language="fr" fo:country="FR" officeooo:rsid="01315b80" officeooo:paragraph-rsid="01a641a7"/>
    </style:style>
    <style:style style:name="P219" style:family="paragraph" style:parent-style-name="Standard">
      <style:text-properties fo:language="fr" fo:country="FR" officeooo:rsid="01a8d78d" officeooo:paragraph-rsid="01a641a7"/>
    </style:style>
    <style:style style:name="P220" style:family="paragraph" style:parent-style-name="Standard">
      <style:paragraph-properties fo:break-before="page"/>
      <style:text-properties fo:language="fr" fo:country="FR" officeooo:rsid="01a8d78d" officeooo:paragraph-rsid="01a641a7"/>
    </style:style>
    <style:style style:name="P221" style:family="paragraph" style:parent-style-name="Standard">
      <style:text-properties fo:language="fr" fo:country="FR" officeooo:rsid="01a8d78d" officeooo:paragraph-rsid="01a8d78d"/>
    </style:style>
    <style:style style:name="P222" style:family="paragraph" style:parent-style-name="Standard">
      <style:text-properties fo:language="fr" fo:country="FR" officeooo:rsid="01aace6a" officeooo:paragraph-rsid="01aace6a"/>
    </style:style>
    <style:style style:name="P223" style:family="paragraph" style:parent-style-name="Standard">
      <style:text-properties fo:language="fr" fo:country="FR" officeooo:rsid="01b2762f" officeooo:paragraph-rsid="01aace6a"/>
    </style:style>
    <style:style style:name="P224" style:family="paragraph" style:parent-style-name="Standard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225" style:family="paragraph" style:parent-style-name="Standard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c14d71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22ec0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3daf5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0" style:family="paragraph" style:parent-style-name="Standard">
      <style:text-properties fo:font-size="11pt" fo:language="fr" fo:country="FR" officeooo:paragraph-rsid="01a641a7" style:font-size-asian="11pt" style:font-size-complex="11pt"/>
    </style:style>
    <style:style style:name="P231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P232" style:family="paragraph" style:parent-style-name="Table_20_Contents"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235" style:family="paragraph" style:parent-style-name="Table_20_Contents">
      <style:text-properties fo:color="#fc5c00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7cace" officeooo:paragraph-rsid="01d22e12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7cace" officeooo:paragraph-rsid="01c7cace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b011bd" officeooo:paragraph-rsid="01b011bd" style:font-size-asian="12pt" style:font-weight-asian="bold" style:font-size-complex="12pt" style:font-weight-complex="bold"/>
    </style:style>
    <style:style style:name="P240" style:family="paragraph" style:parent-style-name="Table_20_Contents">
      <style:text-properties fo:color="#fc5c00" loext:opacity="100%" style:font-name="Arial1" fo:font-size="12pt" fo:language="fr" fo:country="FR" fo:font-weight="bold" officeooo:rsid="01a896ca" officeooo:paragraph-rsid="01a896ca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44" style:family="paragraph" style:parent-style-name="Table_20_Contents"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45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246" style:family="paragraph" style:parent-style-name="Table_20_Contents">
      <style:text-properties fo:color="#fc5c00" loext:opacity="100%" style:font-name="Arial1" fo:font-size="12pt" fo:language="fr" fo:country="FR" fo:font-weight="bold" officeooo:rsid="01a2977c" officeooo:paragraph-rsid="01a2977c" style:font-size-asian="12pt" style:font-weight-asian="bold" style:font-size-complex="12pt" style:font-weight-complex="bold"/>
    </style:style>
    <style:style style:name="P247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69b020" officeooo:paragraph-rsid="0169b020" style:font-size-asian="12pt" style:font-weight-asian="bold" style:font-size-complex="12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fo:color="#ff4000" loext:opacity="100%" style:font-name="Arial1" fo:font-size="12pt" fo:language="fr" fo:country="FR" fo:font-style="normal" fo:font-weight="bold" officeooo:rsid="01470ad1" officeooo:paragraph-rsid="01470ad1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Table_20_Contents">
      <style:paragraph-properties fo:text-align="start" style:justify-single-word="false">
        <style:tab-stops/>
      </style:paragraph-properties>
      <style:text-properties fo:color="#ff4000" loext:opacity="100%" style:font-name="Arial1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0" style:family="paragraph" style:parent-style-name="Standard">
      <style:text-properties fo:color="#023f62" loext:opacity="100%" fo:language="fr" fo:country="FR" fo:font-weight="bold" officeooo:rsid="01d87b26" officeooo:paragraph-rsid="018634cc" style:font-weight-asian="bold" style:font-weight-complex="bold"/>
    </style:style>
    <style:style style:name="P251" style:family="paragraph" style:parent-style-name="Standard">
      <style:text-properties officeooo:rsid="021633d5" officeooo:paragraph-rsid="021633d5"/>
    </style:style>
    <style:style style:name="P252" style:family="paragraph" style:parent-style-name="Standard">
      <style:text-properties officeooo:rsid="01b2762f" officeooo:paragraph-rsid="01aace6a"/>
    </style:style>
    <style:style style:name="P253" style:family="paragraph" style:parent-style-name="Standard">
      <style:text-properties officeooo:rsid="02196344" officeooo:paragraph-rsid="02196344"/>
    </style:style>
    <style:style style:name="P254" style:family="paragraph" style:parent-style-name="Standard">
      <style:text-properties officeooo:rsid="021a09e1" officeooo:paragraph-rsid="021a09e1"/>
    </style:style>
    <style:style style:name="P255" style:family="paragraph" style:parent-style-name="Standard">
      <style:text-properties officeooo:rsid="021a09e1" officeooo:paragraph-rsid="021bd7a5"/>
    </style:style>
    <style:style style:name="P256" style:family="paragraph" style:parent-style-name="Standard">
      <style:text-properties officeooo:rsid="021bd7a5" officeooo:paragraph-rsid="021bd7a5"/>
    </style:style>
    <style:style style:name="P257" style:family="paragraph" style:parent-style-name="Standard">
      <style:text-properties officeooo:rsid="021c0676" officeooo:paragraph-rsid="021c0676"/>
    </style:style>
    <style:style style:name="P258" style:family="paragraph" style:parent-style-name="Standard">
      <style:text-properties style:font-name="sans-serif" fo:font-size="12pt" officeooo:rsid="021c0676" officeooo:paragraph-rsid="021c0676" style:font-size-asian="12pt" style:font-size-complex="12pt"/>
    </style:style>
    <style:style style:name="P259" style:family="paragraph" style:parent-style-name="Standard">
      <style:paragraph-properties fo:break-before="page"/>
      <style:text-properties officeooo:rsid="021c0676" officeooo:paragraph-rsid="021c0676"/>
    </style:style>
    <style:style style:name="P260" style:family="paragraph" style:parent-style-name="Standard">
      <style:text-properties officeooo:rsid="022addfb" officeooo:paragraph-rsid="022addfb"/>
    </style:style>
    <style:style style:name="P261" style:family="paragraph" style:parent-style-name="Standard">
      <style:text-properties officeooo:paragraph-rsid="022addfb"/>
    </style:style>
    <style:style style:name="T1" style:family="text">
      <style:text-properties officeooo:rsid="00b78d48"/>
    </style:style>
    <style:style style:name="T2" style:family="text">
      <style:text-properties officeooo:rsid="00ba5015"/>
    </style:style>
    <style:style style:name="T3" style:family="text">
      <style:text-properties officeooo:rsid="00d11377"/>
    </style:style>
    <style:style style:name="T4" style:family="text">
      <style:text-properties officeooo:rsid="00e1bb82"/>
    </style:style>
    <style:style style:name="T5" style:family="text">
      <style:text-properties officeooo:rsid="00e964c0"/>
    </style:style>
    <style:style style:name="T6" style:family="text">
      <style:text-properties officeooo:rsid="00ed5d45"/>
    </style:style>
    <style:style style:name="T7" style:family="text">
      <style:text-properties officeooo:rsid="00f0ee28"/>
    </style:style>
    <style:style style:name="T8" style:family="text">
      <style:text-properties officeooo:rsid="0064e8a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25081a" style:font-weight-asian="bold" style:font-weight-complex="bold"/>
    </style:style>
    <style:style style:name="T11" style:family="text">
      <style:text-properties fo:font-weight="bold" officeooo:rsid="01266050" style:font-weight-asian="bold" style:font-weight-complex="bold"/>
    </style:style>
    <style:style style:name="T12" style:family="text">
      <style:text-properties officeooo:rsid="007207fb"/>
    </style:style>
    <style:style style:name="T13" style:family="text">
      <style:text-properties officeooo:rsid="00f8a99d"/>
    </style:style>
    <style:style style:name="T14" style:family="text">
      <style:text-properties officeooo:rsid="00f99c89"/>
    </style:style>
    <style:style style:name="T15" style:family="text">
      <style:text-properties officeooo:rsid="010363d5"/>
    </style:style>
    <style:style style:name="T16" style:family="text">
      <style:text-properties officeooo:rsid="01030727"/>
    </style:style>
    <style:style style:name="T17" style:family="text">
      <style:text-properties officeooo:rsid="0109b729"/>
    </style:style>
    <style:style style:name="T18" style:family="text">
      <style:text-properties officeooo:rsid="010fb247"/>
    </style:style>
    <style:style style:name="T19" style:family="text">
      <style:text-properties officeooo:rsid="011301af"/>
    </style:style>
    <style:style style:name="T20" style:family="text">
      <style:text-properties officeooo:rsid="0118d1a6"/>
    </style:style>
    <style:style style:name="T21" style:family="text">
      <style:text-properties officeooo:rsid="011a79dc"/>
    </style:style>
    <style:style style:name="T22" style:family="text">
      <style:text-properties officeooo:rsid="01211329"/>
    </style:style>
    <style:style style:name="T23" style:family="text">
      <style:text-properties officeooo:rsid="0121e6e0"/>
    </style:style>
    <style:style style:name="T24" style:family="text">
      <style:text-properties style:font-name="sans-serif" fo:font-size="12.75pt"/>
    </style:style>
    <style:style style:name="T25" style:family="text">
      <style:text-properties style:font-name="sans-serif" fo:font-size="12.75pt" officeooo:rsid="01221e6e"/>
    </style:style>
    <style:style style:name="T26" style:family="text">
      <style:text-properties officeooo:rsid="012385dd"/>
    </style:style>
    <style:style style:name="T27" style:family="text">
      <style:text-properties officeooo:rsid="01249db5"/>
    </style:style>
    <style:style style:name="T28" style:family="text">
      <style:text-properties officeooo:rsid="0129a189"/>
    </style:style>
    <style:style style:name="T29" style:family="text">
      <style:text-properties officeooo:rsid="012daae8"/>
    </style:style>
    <style:style style:name="T30" style:family="text">
      <style:text-properties officeooo:rsid="00e4ff8c"/>
    </style:style>
    <style:style style:name="T31" style:family="text">
      <style:text-properties officeooo:rsid="00e6f334"/>
    </style:style>
    <style:style style:name="T32" style:family="text">
      <style:text-properties officeooo:rsid="00e8624c"/>
    </style:style>
    <style:style style:name="T33" style:family="text">
      <style:text-properties officeooo:rsid="00e932f1"/>
    </style:style>
    <style:style style:name="T34" style:family="text">
      <style:text-properties officeooo:rsid="0132123f"/>
    </style:style>
    <style:style style:name="T35" style:family="text">
      <style:text-properties officeooo:rsid="0132da62"/>
    </style:style>
    <style:style style:name="T36" style:family="text">
      <style:text-properties officeooo:rsid="01355632"/>
    </style:style>
    <style:style style:name="T37" style:family="text">
      <style:text-properties officeooo:rsid="01372819"/>
    </style:style>
    <style:style style:name="T38" style:family="text">
      <style:text-properties officeooo:rsid="0138e735"/>
    </style:style>
    <style:style style:name="T39" style:family="text">
      <style:text-properties officeooo:rsid="013be199"/>
    </style:style>
    <style:style style:name="T40" style:family="text">
      <style:text-properties officeooo:rsid="014148f8"/>
    </style:style>
    <style:style style:name="T41" style:family="text">
      <style:text-properties officeooo:rsid="0142786e"/>
    </style:style>
    <style:style style:name="T42" style:family="text">
      <style:text-properties officeooo:rsid="01469b9c"/>
    </style:style>
    <style:style style:name="T43" style:family="text">
      <style:text-properties officeooo:rsid="014848aa"/>
    </style:style>
    <style:style style:name="T44" style:family="text">
      <style:text-properties officeooo:rsid="0149cccf"/>
    </style:style>
    <style:style style:name="T45" style:family="text">
      <style:text-properties officeooo:rsid="014b1de6"/>
    </style:style>
    <style:style style:name="T46" style:family="text">
      <style:text-properties officeooo:rsid="014db189"/>
    </style:style>
    <style:style style:name="T47" style:family="text">
      <style:text-properties officeooo:rsid="0150949f"/>
    </style:style>
    <style:style style:name="T48" style:family="text">
      <style:text-properties officeooo:rsid="0150ac34"/>
    </style:style>
    <style:style style:name="T49" style:family="text">
      <style:text-properties officeooo:rsid="0157aee4"/>
    </style:style>
    <style:style style:name="T50" style:family="text">
      <style:text-properties officeooo:rsid="015cd670"/>
    </style:style>
    <style:style style:name="T51" style:family="text">
      <style:text-properties style:text-position="super 58%"/>
    </style:style>
    <style:style style:name="T52" style:family="text">
      <style:text-properties officeooo:rsid="0161e2d6"/>
    </style:style>
    <style:style style:name="T53" style:family="text">
      <style:text-properties fo:color="#18a303" loext:opacity="100%" fo:language="fr" fo:country="FR" fo:font-weight="bold" style:font-weight-asian="bold" style:font-weight-complex="bold"/>
    </style:style>
    <style:style style:name="T54" style:family="text">
      <style:text-properties officeooo:rsid="01728082"/>
    </style:style>
    <style:style style:name="T55" style:family="text">
      <style:text-properties officeooo:rsid="0178b1e7"/>
    </style:style>
    <style:style style:name="T56" style:family="text">
      <style:text-properties officeooo:rsid="0186a869"/>
    </style:style>
    <style:style style:name="T57" style:family="text">
      <style:text-properties officeooo:rsid="0189b2a8"/>
    </style:style>
    <style:style style:name="T58" style:family="text">
      <style:text-properties officeooo:rsid="018bddd3"/>
    </style:style>
    <style:style style:name="T59" style:family="text">
      <style:text-properties officeooo:rsid="018be7d2"/>
    </style:style>
    <style:style style:name="T60" style:family="text">
      <style:text-properties officeooo:rsid="018d9a2a"/>
    </style:style>
    <style:style style:name="T61" style:family="text">
      <style:text-properties officeooo:rsid="019127a2"/>
    </style:style>
    <style:style style:name="T62" style:family="text">
      <style:text-properties officeooo:rsid="019ddbf3"/>
    </style:style>
    <style:style style:name="T63" style:family="text">
      <style:text-properties officeooo:rsid="01acee91"/>
    </style:style>
    <style:style style:name="T64" style:family="text">
      <style:text-properties officeooo:rsid="01afec6a"/>
    </style:style>
    <style:style style:name="T65" style:family="text">
      <style:text-properties officeooo:rsid="01b759db"/>
    </style:style>
    <style:style style:name="T66" style:family="text">
      <style:text-properties officeooo:rsid="01b973f0"/>
    </style:style>
    <style:style style:name="T67" style:family="text">
      <style:text-properties officeooo:rsid="01c5f285"/>
    </style:style>
    <style:style style:name="T68" style:family="text">
      <style:text-properties officeooo:rsid="01ca332f"/>
    </style:style>
    <style:style style:name="T69" style:family="text">
      <style:text-properties officeooo:rsid="01ca70e9"/>
    </style:style>
    <style:style style:name="T70" style:family="text">
      <style:text-properties fo:language="fr" fo:country="FR"/>
    </style:style>
    <style:style style:name="T71" style:family="text">
      <style:text-properties fo:language="fr" fo:country="FR" officeooo:rsid="00a65157"/>
    </style:style>
    <style:style style:name="T72" style:family="text">
      <style:text-properties fo:language="fr" fo:country="FR" fo:font-weight="bold" style:font-weight-asian="bold" style:font-weight-complex="bold"/>
    </style:style>
    <style:style style:name="T73" style:family="text">
      <style:text-properties officeooo:rsid="01cd5280"/>
    </style:style>
    <style:style style:name="T74" style:family="text">
      <style:text-properties officeooo:rsid="01ce3e14"/>
    </style:style>
    <style:style style:name="T75" style:family="text">
      <style:text-properties officeooo:rsid="01cfb6ec"/>
    </style:style>
    <style:style style:name="T76" style:family="text">
      <style:text-properties officeooo:rsid="01d22e12"/>
    </style:style>
    <style:style style:name="T77" style:family="text">
      <style:text-properties officeooo:rsid="01d34a20"/>
    </style:style>
    <style:style style:name="T78" style:family="text">
      <style:text-properties fo:color="#c9211e" loext:opacity="100%"/>
    </style:style>
    <style:style style:name="T79" style:family="text">
      <style:text-properties fo:color="#c9211e" loext:opacity="100%" officeooo:rsid="02196344"/>
    </style:style>
    <style:style style:name="T80" style:family="text">
      <style:text-properties fo:color="#023f62" loext:opacity="100%" fo:language="fr" fo:country="FR" fo:font-weight="bold" style:font-weight-asian="bold" style:font-weight-complex="bold"/>
    </style:style>
    <style:style style:name="T81" style:family="text">
      <style:text-properties fo:color="#023f62" loext:opacity="100%" fo:language="fr" fo:country="FR" fo:font-weight="bold" officeooo:rsid="01dd1334" style:font-weight-asian="bold" style:font-weight-complex="bold"/>
    </style:style>
    <style:style style:name="T82" style:family="text">
      <style:text-properties officeooo:rsid="01dffc56"/>
    </style:style>
    <style:style style:name="T83" style:family="text">
      <style:text-properties officeooo:rsid="01e18f92"/>
    </style:style>
    <style:style style:name="T84" style:family="text">
      <style:text-properties officeooo:rsid="01e34b95"/>
    </style:style>
    <style:style style:name="T85" style:family="text">
      <style:text-properties officeooo:rsid="01e54639"/>
    </style:style>
    <style:style style:name="T86" style:family="text">
      <style:text-properties officeooo:rsid="01ea0da1"/>
    </style:style>
    <style:style style:name="T87" style:family="text">
      <style:text-properties officeooo:rsid="01ed44d7"/>
    </style:style>
    <style:style style:name="T88" style:family="text">
      <style:text-properties officeooo:rsid="01eec0dc"/>
    </style:style>
    <style:style style:name="T89" style:family="text">
      <style:text-properties officeooo:rsid="01f1ad60"/>
    </style:style>
    <style:style style:name="T90" style:family="text">
      <style:text-properties officeooo:rsid="01f2298c"/>
    </style:style>
    <style:style style:name="T91" style:family="text">
      <style:text-properties officeooo:rsid="01f426a5"/>
    </style:style>
    <style:style style:name="T92" style:family="text">
      <style:text-properties officeooo:rsid="01f5b525"/>
    </style:style>
    <style:style style:name="T93" style:family="text">
      <style:text-properties officeooo:rsid="01f710bd"/>
    </style:style>
    <style:style style:name="T94" style:family="text">
      <style:text-properties officeooo:rsid="01fb49ef"/>
    </style:style>
    <style:style style:name="T95" style:family="text">
      <style:text-properties officeooo:rsid="02050671"/>
    </style:style>
    <style:style style:name="T96" style:family="text">
      <style:text-properties officeooo:rsid="02070e67"/>
    </style:style>
    <style:style style:name="T97" style:family="text">
      <style:text-properties officeooo:rsid="0208359a"/>
    </style:style>
    <style:style style:name="T98" style:family="text">
      <style:text-properties officeooo:rsid="02196344"/>
    </style:style>
    <style:style style:name="T99" style:family="text">
      <style:text-properties officeooo:rsid="02147aae"/>
    </style:style>
    <style:style style:name="T100" style:family="text">
      <style:text-properties officeooo:rsid="021a09e1"/>
    </style:style>
    <style:style style:name="T101" style:family="text">
      <style:text-properties officeooo:rsid="021bd7a5"/>
    </style:style>
    <style:style style:name="T102" style:family="text">
      <style:text-properties officeooo:rsid="02255707"/>
    </style:style>
    <style:style style:name="T103" style:family="text">
      <style:text-properties officeooo:rsid="02292f42"/>
    </style:style>
    <style:style style:name="T104" style:family="text">
      <style:text-properties officeooo:rsid="022addfb"/>
    </style:style>
    <style:style style:name="T105" style:family="text">
      <style:text-properties style:font-name="serif" fo:font-size="12pt"/>
    </style:style>
    <style:style style:name="T106" style:family="text">
      <style:text-properties style:font-name="serif" fo:font-size="12pt" officeooo:rsid="022addfb"/>
    </style:style>
    <style:style style:name="T107" style:family="text">
      <style:text-properties style:font-name="serif" fo:font-size="12pt"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2"/>
      <text:p text:style-name="P224">DOLIST 202<text:span text:style-name="T1">20701 00:00</text:span></text:p>
      <text:p text:style-name="P198"/>
      <text:p text:style-name="P193">→<text:span text:style-name="T32"> </text:span><text:span text:style-name="T58">1) </text:span><text:span text:style-name="T32">Terminale Spé Maths<text:tab/><text:tab/><text:tab/>: 1 x 6,0 h</text:span></text:p>
      <text:p text:style-name="P194">→<text:span text:style-name="T30"> </text:span><text:span text:style-name="T58">2) </text:span><text:span text:style-name="T30">Première Spé Maths<text:tab/><text:tab/><text:tab/>: </text:span><text:span text:style-name="T31">1 x 4,0 h</text:span></text:p>
      <text:p text:style-name="P195">→<text:span text:style-name="T30"> </text:span><text:span text:style-name="T59">3) </text:span><text:span text:style-name="T30">Première Spé NSI<text:tab/><text:tab/><text:tab/>: </text:span><text:span text:style-name="T31">1 x 4,0 h</text:span></text:p>
      <text:p text:style-name="P196">→<text:span text:style-name="T32"> </text:span><text:span text:style-name="T60">4) </text:span><text:span text:style-name="T32">Terminale Maths complémentaire <text:tab/>: 1 x 3,0 h</text:span></text:p>
      <text:p text:style-name="P195">→<text:span text:style-name="T30"> </text:span><text:span text:style-name="T60">5) </text:span><text:span text:style-name="T30">Première Option Maths<text:tab/><text:tab/><text:tab/>; </text:span><text:span text:style-name="T31">1 x 1,5 h</text:span></text:p>
      <text:p text:style-name="P193">→<text:span text:style-name="T32"> </text:span><text:span text:style-name="T60">6) </text:span><text:span text:style-name="T32">Terminale Ens. Scientifique<text:tab/><text:tab/>: 5 x 0,5 h</text:span></text:p>
      <text:p text:style-name="P197"/>
      <text:p text:style-name="P193">→<text:span text:style-name="T33"> Pondération</text:span></text:p>
      <text:p text:style-name="P193">→<text:span text:style-name="T33"> Pondération CPGE<text:tab/><text:tab/><text:tab/>: 1 x 1,0 h</text:span></text:p>
      <text:p text:style-name="P199"/>
      <text:p text:style-name="P19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548498553200">
          <table:table-cell table:style-name="Tableau1.A1" office:value-type="string">
            <text:p text:style-name="P231">Date-Heure</text:p>
          </table:table-cell>
          <table:table-cell table:style-name="Tableau1.A1" office:value-type="string">
            <text:p text:style-name="P232">Désignations</text:p>
          </table:table-cell>
          <table:table-cell table:style-name="Tableau1.C1" office:value-type="string">
            <text:p text:style-name="P233">Observations</text:p>
          </table:table-cell>
        </table:table-row>
        <table:table-row table:style-name="TableLine94548499000176">
          <table:table-cell table:style-name="Tableau1.A2" office:value-type="string">
            <text:p text:style-name="P68">202<text:span text:style-name="T1">2</text:span>0<text:span text:style-name="T2">611</text:span>-<text:span text:style-name="T2">15</text:span><text:span text:style-name="T1">:</text:span><text:span text:style-name="T2">45</text:span></text:p>
          </table:table-cell>
          <table:table-cell table:style-name="Tableau1.A2" office:value-type="string">
            <text:p text:style-name="P69">In<text:span text:style-name="T1">itialisation </text:span><text:span text:style-name="T2">de Python &amp; visual studio code</text:span></text:p>
          </table:table-cell>
          <table:table-cell table:style-name="Tableau1.C2" office:value-type="string">
            <text:p text:style-name="P68"><text:span text:style-name="T2">OK</text:span> <text:s text:c="21"/></text:p>
          </table:table-cell>
        </table:table-row>
        <table:table-row table:style-name="TableLine94548499002112">
          <table:table-cell table:style-name="Tableau1.A2" office:value-type="string">
            <text:p text:style-name="P70">20220<text:span text:style-name="T3">6</text:span>13-08:00</text:p>
          </table:table-cell>
          <table:table-cell table:style-name="Tableau1.A2" office:value-type="string">
            <text:p text:style-name="P71">Entraînement grand oral Mats avec Mme Cahouzac ( Observateur )</text:p>
          </table:table-cell>
          <table:table-cell table:style-name="Tableau1.C2" office:value-type="string">
            <text:p text:style-name="P70">0K</text:p>
          </table:table-cell>
        </table:table-row>
        <table:table-row table:style-name="TableLine94548499002944">
          <table:table-cell table:style-name="Tableau1.A2" office:value-type="string">
            <text:p text:style-name="P72">20220613-15:30</text:p>
          </table:table-cell>
          <table:table-cell table:style-name="Tableau1.A2" office:value-type="string">
            <text:p text:style-name="P73">Réunion d’enseignement (Equipe de Maths )</text:p>
          </table:table-cell>
          <table:table-cell table:style-name="Tableau1.C2" office:value-type="string">
            <text:p text:style-name="P72">OK→ 23h<text:span text:style-name="T61">=</text:span> <text:s/><text:span text:style-name="T61">21 C + 2P <text:s/>( 5 HSA)</text:span></text:p>
          </table:table-cell>
        </table:table-row>
        <table:table-row table:style-name="TableLine94548499003888">
          <table:table-cell table:style-name="Tableau1.A2" office:value-type="string">
            <text:p text:style-name="P74">0220615-08:30</text:p>
          </table:table-cell>
          <table:table-cell table:style-name="Tableau1.A2" office:value-type="string">
            <text:p text:style-name="P75">Surveillance examen ( LPO de SADA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548499004912">
          <table:table-cell table:style-name="Tableau1.A2" office:value-type="string">
            <text:p text:style-name="P74">0220616-13:00</text:p>
          </table:table-cell>
          <table:table-cell table:style-name="Tableau1.A2" office:value-type="string">
            <text:p text:style-name="P75">Réunion (équipe de Maths) pour la préparation grande école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548499005808">
          <table:table-cell table:style-name="Tableau1.A2" office:value-type="string">
            <text:p text:style-name="P74">0220616-14:00</text:p>
          </table:table-cell>
          <table:table-cell table:style-name="Tableau1.A2" office:value-type="string">
            <text:p text:style-name="P75">Surveillance examen ( LPO de SADA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548499006752">
          <table:table-cell table:style-name="Tableau1.A2" office:value-type="string">
            <text:p text:style-name="P77">20220620-07:30</text:p>
          </table:table-cell>
          <table:table-cell table:style-name="Tableau1.A2" office:value-type="string">
            <text:p text:style-name="P78">Grand oral<text:span text:style-name="T4">e</text:span> Mathématiques ( LPO d’Acoua 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548499007696">
          <table:table-cell table:style-name="Tableau1.A2" office:value-type="string">
            <text:p text:style-name="P77">20220621-07:30</text:p>
          </table:table-cell>
          <table:table-cell table:style-name="Tableau1.A2" office:value-type="string">
            <text:p text:style-name="P78">Grand oral<text:span text:style-name="T4">e </text:span>Mathématiques ( LPO d’Acoua 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94548499008560">
          <table:table-cell table:style-name="Tableau1.A2" office:value-type="string">
            <text:p text:style-name="P79">20220622-09:45</text:p>
          </table:table-cell>
          <table:table-cell table:style-name="Tableau1.A2" office:value-type="string">
            <text:p text:style-name="P80">Contacté par Mr MERCIER (IA-IPR Mathématique)</text:p>
          </table:table-cell>
          <table:table-cell table:style-name="Tableau1.C2" office:value-type="string">
            <text:p text:style-name="P79">Pour un oral de rattrapage BAC</text:p>
          </table:table-cell>
        </table:table-row>
        <table:table-row table:style-name="TableLine94548499009504">
          <table:table-cell table:style-name="Tableau1.A2" office:value-type="string">
            <text:p text:style-name="P81">20220622 10:00</text:p>
          </table:table-cell>
          <table:table-cell table:style-name="Tableau1.A2" office:value-type="string">
            <text:p text:style-name="P182">Téléchargement d’ubuntu ( Linux ) </text:p>
          </table:table-cell>
          <table:table-cell table:style-name="Tableau1.C2" office:value-type="string">
            <text:p text:style-name="P82">OK – <text:span text:style-name="T5">sur clé USB</text:span></text:p>
          </table:table-cell>
        </table:table-row>
        <table:table-row table:style-name="TableLine94548499010448">
          <table:table-cell table:style-name="Tableau1.A2" office:value-type="string">
            <text:p text:style-name="P81">20220623 07:00</text:p>
          </table:table-cell>
          <table:table-cell table:style-name="Tableau1.A2" office:value-type="string">
            <text:p text:style-name="P183">RDV CHM de Mramadoudou <text:span text:style-name="T6">( Résultat: consulter dans 15 jours )</text:span></text:p>
          </table:table-cell>
          <table:table-cell table:style-name="Tableau1.C2" office:value-type="string">
            <text:p text:style-name="P83">OK</text:p>
          </table:table-cell>
        </table:table-row>
        <table:table-row table:style-name="TableLine94548499011392">
          <table:table-cell table:style-name="Tableau1.A2" office:value-type="string">
            <text:p text:style-name="P84">20220624 10:45</text:p>
          </table:table-cell>
          <table:table-cell table:style-name="Tableau1.A2" office:value-type="string">
            <text:p text:style-name="P85">Entretien bilan pour Junior</text:p>
          </table:table-cell>
          <table:table-cell table:style-name="Tableau1.C2" office:value-type="string">
            <text:p text:style-name="P84">OK</text:p>
          </table:table-cell>
        </table:table-row>
        <table:table-row table:style-name="TableLine94548499012336">
          <table:table-cell table:style-name="Tableau1.A2" office:value-type="string">
            <text:p text:style-name="P84">20220624 12:55</text:p>
          </table:table-cell>
          <table:table-cell table:style-name="Tableau1.A2" office:value-type="string">
            <text:p text:style-name="P184">Virement pour facture SMAE (145,41 € )</text:p>
          </table:table-cell>
          <table:table-cell table:style-name="Tableau1.C2" office:value-type="string">
            <text:p text:style-name="P84">OK</text:p>
          </table:table-cell>
        </table:table-row>
        <text:soft-page-break/>
        <table:table-row table:style-name="TableLine94548499013280">
          <table:table-cell table:style-name="Tableau1.A2" office:value-type="string">
            <text:p text:style-name="P86">20220624 13:10</text:p>
          </table:table-cell>
          <table:table-cell table:style-name="Tableau1.A2" office:value-type="string">
            <text:p text:style-name="P88">Virement du Loyer de Juillet 2022</text:p>
          </table:table-cell>
          <table:table-cell table:style-name="Tableau1.C2" office:value-type="string">
            <text:p text:style-name="P87">OK</text:p>
          </table:table-cell>
        </table:table-row>
        <table:table-row table:style-name="TableLine94548499014224">
          <table:table-cell table:style-name="Tableau1.A2" office:value-type="string">
            <text:p text:style-name="P89">20220624 13:50</text:p>
          </table:table-cell>
          <table:table-cell table:style-name="Tableau1.A2" office:value-type="string">
            <text:p text:style-name="P91">Virement remboursement Martial ( 600 € = PC 400 € + 200 € ) </text:p>
          </table:table-cell>
          <table:table-cell table:style-name="Tableau1.C2" office:value-type="string">
            <text:p text:style-name="P90">OK</text:p>
          </table:table-cell>
        </table:table-row>
        <table:table-row table:style-name="TableLine94548499015168">
          <table:table-cell table:style-name="Tableau1.A2" office:value-type="string">
            <text:p text:style-name="P92">20220624 14:30</text:p>
          </table:table-cell>
          <table:table-cell table:style-name="Tableau1.A2" office:value-type="string">
            <text:p text:style-name="P94">Virement Nadjima ( Provision carburant de 80 € )</text:p>
          </table:table-cell>
          <table:table-cell table:style-name="Tableau1.C2" office:value-type="string">
            <text:p text:style-name="P93">OK</text:p>
          </table:table-cell>
        </table:table-row>
        <table:table-row table:style-name="TableLine94548499016112">
          <table:table-cell table:style-name="Tableau1.A2" office:value-type="string">
            <text:p text:style-name="P95">2022062<text:span text:style-name="T16">4</text:span> <text:span text:style-name="T16">15</text:span>:<text:span text:style-name="T16">3</text:span>0</text:p>
          </table:table-cell>
          <table:table-cell table:style-name="Tableau1.A2" office:value-type="string">
            <text:p text:style-name="P97">Attestation hébergement + facture SOGEA + CI <text:s/></text:p>
          </table:table-cell>
          <table:table-cell table:style-name="Tableau1.C2" office:value-type="string">
            <text:p text:style-name="P98">0K</text:p>
          </table:table-cell>
        </table:table-row>
        <table:table-row table:style-name="TableLine94548499017056">
          <table:table-cell table:style-name="Tableau1.A2" office:value-type="string">
            <text:p text:style-name="P95">2022062<text:span text:style-name="T7">4</text:span> 1<text:span text:style-name="T16">6</text:span>:00</text:p>
          </table:table-cell>
          <table:table-cell table:style-name="Tableau1.A2" office:value-type="string">
            <text:p text:style-name="P96">Constitution, scan, impression et envoie dossier CNAPS de Nadjima</text:p>
          </table:table-cell>
          <table:table-cell table:style-name="Tableau1.C2" office:value-type="string">
            <text:p text:style-name="P98">OK</text:p>
          </table:table-cell>
        </table:table-row>
        <table:table-row table:style-name="TableLine94548499018000">
          <table:table-cell table:style-name="Tableau1.A2" office:value-type="string">
            <text:p text:style-name="P95">20220625 1<text:span text:style-name="T17">9</text:span>:00</text:p>
          </table:table-cell>
          <table:table-cell table:style-name="Tableau1.A2" office:value-type="string">
            <text:p text:style-name="P99">Mettre à jour <text:s/>CV Michel</text:p>
          </table:table-cell>
          <table:table-cell table:style-name="Tableau1.C2" office:value-type="string">
            <text:p text:style-name="P100">PK – envoyé à Martial</text:p>
          </table:table-cell>
        </table:table-row>
        <table:table-row table:style-name="TableLine94548499018944">
          <table:table-cell table:style-name="Tableau1.A2" office:value-type="string">
            <text:p text:style-name="P101">20220626 12:00</text:p>
          </table:table-cell>
          <table:table-cell table:style-name="Tableau1.A2" office:value-type="string">
            <text:p text:style-name="P103">Préparation cours “Fonctions de références”</text:p>
          </table:table-cell>
          <table:table-cell table:style-name="Tableau1.C2" office:value-type="string">
            <text:p text:style-name="P102">OK – Niveau PREMIERE</text:p>
          </table:table-cell>
        </table:table-row>
        <table:table-row table:style-name="TableLine94548499019888">
          <table:table-cell table:style-name="Tableau1.A2" office:value-type="string">
            <text:p text:style-name="P104">2022062<text:span text:style-name="T18">7</text:span> <text:span text:style-name="T19">08</text:span>:<text:span text:style-name="T19">1</text:span>0</text:p>
          </table:table-cell>
          <table:table-cell table:style-name="Tableau1.A2" office:value-type="string">
            <text:p text:style-name="P105">CNI et Passeport de Junior <text:span text:style-name="T20">(pré-demande)</text:span></text:p>
          </table:table-cell>
          <table:table-cell table:style-name="Tableau1.C2" office:value-type="string">
            <text:p text:style-name="P106">Connexion ANTS Ok</text:p>
            <text:p text:style-name="P106">- CNI de Junior </text:p>
            <text:p text:style-name="P106">- Passeport de Junior </text:p>
          </table:table-cell>
        </table:table-row>
        <table:table-row table:style-name="TableLine94548499021872">
          <table:table-cell table:style-name="Tableau1.A2" office:value-type="string">
            <text:p text:style-name="P179">2022062<text:span text:style-name="T18">7</text:span> 1<text:span text:style-name="T21">0</text:span>:<text:span text:style-name="T21">4</text:span>0</text:p>
          </table:table-cell>
          <table:table-cell table:style-name="Tableau1.A2" office:value-type="string">
            <text:p text:style-name="P180"><text:span text:style-name="T21">Ouverture </text:span>Compte LA BANQUE POSTALE <text:span text:style-name="T21">en ligne.</text:span></text:p>
          </table:table-cell>
          <table:table-cell table:style-name="Tableau1.C2" office:value-type="string">
            <text:p text:style-name="P181">OK- En attente de vérification ( 24 h)</text:p>
          </table:table-cell>
        </table:table-row>
        <table:table-row table:style-name="TableLine94548499022768">
          <table:table-cell table:style-name="Tableau1.A2" office:value-type="string">
            <text:p text:style-name="P179">2022062<text:span text:style-name="T28">9</text:span> 1<text:span text:style-name="T28">8</text:span>:<text:span text:style-name="T28">0</text:span>0</text:p>
          </table:table-cell>
          <table:table-cell table:style-name="Tableau1.A2" office:value-type="string">
            <text:p text:style-name="P180">Compte LA BANQUE POSTALE </text:p>
          </table:table-cell>
          <table:table-cell table:style-name="Tableau1.C2" office:value-type="string">
            <text:p text:style-name="P107">OK – Attente de CB et code</text:p>
          </table:table-cell>
        </table:table-row>
        <table:table-row table:style-name="TableLine94548499023712">
          <table:table-cell table:style-name="Tableau1.A2" office:value-type="string">
            <text:p text:style-name="P101">20220<text:span text:style-name="T34">701</text:span> <text:span text:style-name="T29">08</text:span>:00</text:p>
          </table:table-cell>
          <table:table-cell table:style-name="Tableau1.A2" office:value-type="string">
            <text:p text:style-name="P185">Payer le mécanicien ( <text:span text:style-name="T34">80</text:span> € <text:s/>à Mbouini )</text:p>
          </table:table-cell>
          <table:table-cell table:style-name="Tableau1.C2" office:value-type="string">
            <text:p text:style-name="P108">OK</text:p>
          </table:table-cell>
        </table:table-row>
        <table:table-row table:style-name="TableLine94548499024656">
          <table:table-cell table:style-name="Tableau1.A2" office:value-type="string">
            <text:p text:style-name="P101">20220<text:span text:style-name="T34">701</text:span> <text:span text:style-name="T36">1</text:span><text:span text:style-name="T29">8</text:span>:00</text:p>
          </table:table-cell>
          <table:table-cell table:style-name="Tableau1.A2" office:value-type="string">
            <text:p text:style-name="P186">E-mail de candidature au poste en M.E.L.C </text:p>
          </table:table-cell>
          <table:table-cell table:style-name="Tableau1.C2" office:value-type="string">
            <text:p text:style-name="P108">OK</text:p>
          </table:table-cell>
        </table:table-row>
        <table:table-row table:style-name="TableLine94548499025600">
          <table:table-cell table:style-name="Tableau1.A2" office:value-type="string">
            <text:p text:style-name="P109">20220709 09:30</text:p>
          </table:table-cell>
          <table:table-cell table:style-name="Tableau1.A2" office:value-type="string">
            <text:p text:style-name="P111">Récupération de la CB POSTALE KANI-KELI</text:p>
          </table:table-cell>
          <table:table-cell table:style-name="Tableau1.C2" office:value-type="string">
            <text:p text:style-name="P110">OK</text:p>
          </table:table-cell>
        </table:table-row>
        <table:table-row table:style-name="TableLine94548499026544">
          <table:table-cell table:style-name="Tableau1.A2" office:value-type="string">
            <text:p text:style-name="P109">20220709 10:30</text:p>
          </table:table-cell>
          <table:table-cell table:style-name="Tableau1.A2" office:value-type="string">
            <text:p text:style-name="P187">Photo d’identité de Junior ( CHIRONGUI )</text:p>
          </table:table-cell>
          <table:table-cell table:style-name="Tableau1.C2" office:value-type="string">
            <text:p text:style-name="P110">OK</text:p>
          </table:table-cell>
        </table:table-row>
        <table:table-row table:style-name="TableLine94548499027488">
          <table:table-cell table:style-name="Tableau1.A2" office:value-type="string">
            <text:p text:style-name="P112">20220710 08:00</text:p>
          </table:table-cell>
          <table:table-cell table:style-name="Tableau1.A2" office:value-type="string">
            <text:p text:style-name="P114">Aller au Parc de Passamainty et à Majikavo ( Junior ) </text:p>
          </table:table-cell>
          <table:table-cell table:style-name="Tableau1.C2" office:value-type="string">
            <text:p text:style-name="P113">OK</text:p>
          </table:table-cell>
        </table:table-row>
        <table:table-row table:style-name="TableLine94548499028432">
          <table:table-cell table:style-name="Tableau1.A2" office:value-type="string">
            <text:p text:style-name="P101">20220<text:span text:style-name="T35">7</text:span><text:span text:style-name="T37">11</text:span> <text:span text:style-name="T37">0</text:span><text:span text:style-name="T38">8</text:span>:<text:span text:style-name="T42">15</text:span></text:p>
          </table:table-cell>
          <table:table-cell table:style-name="Tableau1.A2" office:value-type="string">
            <text:p text:style-name="P188">Prendre rendez-vous pour CNI Junior (Mairie de CHIRONGUI)</text:p>
          </table:table-cell>
          <table:table-cell table:style-name="Tableau1.C2" office:value-type="string">
            <text:p text:style-name="P115"><text:span text:style-name="T43">OK - </text:span>RDV inutile. <text:span text:style-name="T44">(L, M, M et J )</text:span></text:p>
          </table:table-cell>
        </table:table-row>
        <table:table-row table:style-name="TableLine94548499029376">
          <table:table-cell table:style-name="Tableau1.A2" office:value-type="string">
            <text:p text:style-name="P101">20220<text:span text:style-name="T35">7</text:span><text:span text:style-name="T37">1</text:span><text:span text:style-name="T45">2</text:span> <text:span text:style-name="T45">1</text:span><text:span text:style-name="T46">3</text:span>:<text:span text:style-name="T39">3</text:span>0</text:p>
          </table:table-cell>
          <table:table-cell table:style-name="Tableau1.A2" office:value-type="string">
            <text:p text:style-name="P116">Demande de renvoi de l’identifiant de LABANQUEPOSTALE</text:p>
          </table:table-cell>
          <table:table-cell table:style-name="Tableau1.C2" office:value-type="string">
            <text:p text:style-name="P117">OK</text:p>
          </table:table-cell>
        </table:table-row>
        <table:table-row table:style-name="TableLine94548499030320">
          <table:table-cell table:style-name="Tableau1.A2" office:value-type="string">
            <text:p text:style-name="P119">20220712 14:00</text:p>
          </table:table-cell>
          <table:table-cell table:style-name="Tableau1.A2" office:value-type="string">
            <text:p text:style-name="P121"><text:span text:style-name="T40">Valider </text:span>La progression TMATHS-SPE <text:span text:style-name="T41">( </text:span><text:span text:style-name="T48">Cécile</text:span><text:span text:style-name="T41"> )</text:span></text:p>
          </table:table-cell>
          <table:table-cell table:style-name="Tableau1.C2" office:value-type="string">
            <text:p text:style-name="P120">OK</text:p>
          </table:table-cell>
        </table:table-row>
        <table:table-row table:style-name="TableLine94548499031264">
          <table:table-cell table:style-name="Tableau1.A2" office:value-type="string">
            <text:p text:style-name="P118">2022071<text:span text:style-name="T49">2</text:span><text:span text:style-name="T47"> </text:span><text:span text:style-name="T49">17</text:span>:<text:span text:style-name="T49">3</text:span>0</text:p>
          </table:table-cell>
          <table:table-cell table:style-name="Tableau1.A2" office:value-type="string">
            <text:p text:style-name="P122">Valider la progression 1MATHS-SPE (Dénis)</text:p>
          </table:table-cell>
          <table:table-cell table:style-name="Tableau1.C2" office:value-type="string">
            <text:p text:style-name="P123">OK</text:p>
          </table:table-cell>
        </table:table-row>
        <table:table-row table:style-name="TableLine94548499032208">
          <table:table-cell table:style-name="Tableau1.A2" office:value-type="string">
            <text:p text:style-name="P118">2022071<text:span text:style-name="T47">3 </text:span><text:span text:style-name="T50">12</text:span>:00</text:p>
          </table:table-cell>
          <table:table-cell table:style-name="Tableau1.A2" office:value-type="string">
            <text:p text:style-name="P124">Installation du logiciel GeoGebra</text:p>
          </table:table-cell>
          <table:table-cell table:style-name="Tableau1.C2" office:value-type="string">
            <text:p text:style-name="P125">OK</text:p>
          </table:table-cell>
        </table:table-row>
        <table:table-row table:style-name="TableLine94548499033152">
          <table:table-cell table:style-name="Tableau1.A2" office:value-type="string">
            <text:p text:style-name="P126">20<text:span text:style-name="T52">22</text:span>0813 13:00</text:p>
          </table:table-cell>
          <table:table-cell table:style-name="Tableau1.A2" office:value-type="string">
            <text:p text:style-name="P128">GeoGebra: Utilisation de curseurs pour une fonction, points, etc</text:p>
          </table:table-cell>
          <table:table-cell table:style-name="Tableau1.C2" office:value-type="string">
            <text:p text:style-name="P127">OK- polynôme du 2<text:span text:style-name="T51">nd</text:span> degré</text:p>
          </table:table-cell>
        </table:table-row>
        <table:table-row table:style-name="TableLine94548499034096">
          <table:table-cell table:style-name="Tableau1.A2" office:value-type="string">
            <text:p text:style-name="P129">20220813 14:00</text:p>
          </table:table-cell>
          <table:table-cell table:style-name="Tableau1.A2" office:value-type="string">
            <text:p text:style-name="P2"><text:a xlink:type="simple" xlink:href="https://www.education.gouv.fr/bo/22/Hebdo27/MENE2218178A.htm" text:style-name="Internet_20_link" text:visited-style-name="Visited_20_Internet_20_Link"><text:span text:style-name="T53">https://www.education.gouv.fr/bo/22/Hebdo27/MENE2218178A.htm</text:span></text:a></text:p>
          </table:table-cell>
          <table:table-cell table:style-name="Tableau1.C2" office:value-type="string">
            <text:p text:style-name="P130">Programme 1MATHS-OPT (à revo)</text:p>
          </table:table-cell>
        </table:table-row>
        <text:soft-page-break/>
        <table:table-row table:style-name="TableLine94548499035040">
          <table:table-cell table:style-name="Tableau1.A2" office:value-type="string">
            <text:p text:style-name="P131">20220716 09:00</text:p>
          </table:table-cell>
          <table:table-cell table:style-name="Tableau1.A2" office:value-type="string">
            <text:p text:style-name="P133">Réorganiser les e-mail reçu dans gmail</text:p>
          </table:table-cell>
          <table:table-cell table:style-name="Tableau1.C2" office:value-type="string">
            <text:p text:style-name="P132">OK</text:p>
          </table:table-cell>
        </table:table-row>
        <table:table-row table:style-name="TableLine94548499035984">
          <table:table-cell table:style-name="Tableau1.A2" office:value-type="string">
            <text:p text:style-name="P134">20220719 10:26</text:p>
          </table:table-cell>
          <table:table-cell table:style-name="Tableau1.A2" office:value-type="string">
            <text:p text:style-name="P136">Dépôt du demande de passeport de Junior – Mairie de Chirongui</text:p>
          </table:table-cell>
          <table:table-cell table:style-name="Tableau1.C2" office:value-type="string">
            <text:p text:style-name="P135">N° 976 050 122 G19 BLAKM</text:p>
          </table:table-cell>
        </table:table-row>
        <table:table-row table:style-name="TableLine94548499036928">
          <table:table-cell table:style-name="Tableau1.A2" office:value-type="string">
            <text:p text:style-name="P137">202207<text:span text:style-name="T54">20 10:00</text:span> <text:s/></text:p>
          </table:table-cell>
          <table:table-cell table:style-name="Tableau1.A2" office:value-type="string">
            <text:p text:style-name="P138">Préparation cours <text:span text:style-name="T62">SEQ01-</text:span>T<text:span text:style-name="T74">erminale </text:span>MATHS Spécialité</text:p>
          </table:table-cell>
          <table:table-cell table:style-name="Tableau1.C2" office:value-type="string">
            <text:p text:style-name="P140">OK</text:p>
          </table:table-cell>
        </table:table-row>
        <table:table-row table:style-name="TableLine94548499037872">
          <table:table-cell table:style-name="Tableau1.A2" office:value-type="string">
            <text:p text:style-name="P141">20220720 11:00</text:p>
          </table:table-cell>
          <table:table-cell table:style-name="Tableau1.A2" office:value-type="string">
            <text:p text:style-name="P143">Téléchargement vidéos (tuto calculatrices Lycée )</text:p>
          </table:table-cell>
          <table:table-cell table:style-name="Tableau1.C2" office:value-type="string">
            <text:p text:style-name="P142">OK</text:p>
          </table:table-cell>
        </table:table-row>
        <table:table-row table:style-name="TableLine94548499038816">
          <table:table-cell table:style-name="Tableau1.A2" office:value-type="string">
            <text:p text:style-name="P144">20220721 19:00</text:p>
          </table:table-cell>
          <table:table-cell table:style-name="Tableau1.A2" office:value-type="string">
            <text:p text:style-name="P146">Installation de Python </text:p>
          </table:table-cell>
          <table:table-cell table:style-name="Tableau1.C2" office:value-type="string">
            <text:p text:style-name="P145">OK</text:p>
          </table:table-cell>
        </table:table-row>
        <table:table-row table:style-name="TableLine94548499039760">
          <table:table-cell table:style-name="Tableau1.A2" office:value-type="string">
            <text:p text:style-name="P147">20220722 19:00</text:p>
          </table:table-cell>
          <table:table-cell table:style-name="Tableau1.A2" office:value-type="string">
            <text:p text:style-name="P138">Préparation cours <text:span text:style-name="T62">SEQ</text:span>01-<text:span text:style-name="T75">P</text:span><text:span text:style-name="T74">remière </text:span>MATHS Spécialité</text:p>
          </table:table-cell>
          <table:table-cell table:style-name="Tableau1.C2" office:value-type="string">
            <text:p text:style-name="P148">OK</text:p>
          </table:table-cell>
        </table:table-row>
        <table:table-row table:style-name="TableLine94548499040704">
          <table:table-cell table:style-name="Tableau1.A2" office:value-type="string">
            <text:p text:style-name="P149">202207<text:span text:style-name="T56">2</text:span>4 16:00</text:p>
          </table:table-cell>
          <table:table-cell table:style-name="Tableau1.A2" office:value-type="string">
            <text:p text:style-name="P151">Installation d’ANACONDA - <text:span text:style-name="T57">Spyder</text:span></text:p>
          </table:table-cell>
          <table:table-cell table:style-name="Tableau1.C2" office:value-type="string">
            <text:p text:style-name="P150">OK</text:p>
          </table:table-cell>
        </table:table-row>
        <table:table-row table:style-name="TableLine94548499043712">
          <table:table-cell table:style-name="Tableau1.A2" office:value-type="string">
            <text:p text:style-name="P152">20220724 18:00</text:p>
          </table:table-cell>
          <table:table-cell table:style-name="Tableau1.A2" office:value-type="string">
            <text:p text:style-name="P154">Installation de Visual Studio Code</text:p>
          </table:table-cell>
          <table:table-cell table:style-name="Tableau1.C2" office:value-type="string">
            <text:p text:style-name="P153">OK</text:p>
          </table:table-cell>
        </table:table-row>
        <table:table-row table:style-name="TableLine94548499044656">
          <table:table-cell table:style-name="Tableau1.A2" office:value-type="string">
            <text:p text:style-name="P56">20220727 18:00</text:p>
          </table:table-cell>
          <table:table-cell table:style-name="Tableau1.A2" office:value-type="string">
            <text:p text:style-name="P55">Installation de GIT sous Linux</text:p>
          </table:table-cell>
          <table:table-cell table:style-name="Tableau1.C2" office:value-type="string">
            <text:p text:style-name="P155">OK</text:p>
          </table:table-cell>
        </table:table-row>
        <table:table-row table:style-name="TableLine94548499045600">
          <table:table-cell table:style-name="Tableau1.A2" office:value-type="string">
            <text:p text:style-name="P58">20220727 21:30</text:p>
          </table:table-cell>
          <table:table-cell table:style-name="Tableau1.A2" office:value-type="string">
            <text:p text:style-name="P57">S’assurer que GITHUB est encore actif</text:p>
          </table:table-cell>
          <table:table-cell table:style-name="Tableau1.C2" office:value-type="string">
            <text:p text:style-name="P59">OK</text:p>
          </table:table-cell>
        </table:table-row>
        <table:table-row table:style-name="TableLine94548499046544">
          <table:table-cell table:style-name="Tableau1.A2" office:value-type="string">
            <text:p text:style-name="P156">20220731 11:00</text:p>
          </table:table-cell>
          <table:table-cell table:style-name="Tableau1.A2" office:value-type="string">
            <text:p text:style-name="P60"><text:span text:style-name="T55">Préparation cours </text:span><text:span text:style-name="T62">SEQ</text:span><text:span text:style-name="T55">01-</text:span><text:span text:style-name="T74">Première </text:span><text:span text:style-name="T55">NSI </text:span><text:span text:style-name="T30">Spé</text:span><text:span text:style-name="T55">cialité</text:span></text:p>
          </table:table-cell>
          <table:table-cell table:style-name="Tableau1.C2" office:value-type="string">
            <text:p text:style-name="P157">OK</text:p>
          </table:table-cell>
        </table:table-row>
        <table:table-row table:style-name="TableLine94548499047488">
          <table:table-cell table:style-name="Tableau1.A2" office:value-type="string">
            <text:p text:style-name="P62">20220809 11:00</text:p>
          </table:table-cell>
          <table:table-cell table:style-name="Tableau1.A2" office:value-type="string">
            <text:p text:style-name="P61">Renouvellement d’ordonnance ( Chiconi)</text:p>
          </table:table-cell>
          <table:table-cell table:style-name="Tableau1.C2" office:value-type="string">
            <text:p text:style-name="P63">OK</text:p>
          </table:table-cell>
        </table:table-row>
        <table:table-row table:style-name="TableLine94548499048432">
          <table:table-cell table:style-name="Tableau1.A2" office:value-type="string">
            <text:p text:style-name="P158">20220813 23:30</text:p>
          </table:table-cell>
          <table:table-cell table:style-name="Tableau1.A2" office:value-type="string">
            <text:p text:style-name="P160">Téléchargement des vidéo LibreOffice Base</text:p>
          </table:table-cell>
          <table:table-cell table:style-name="Tableau1.C2" office:value-type="string">
            <text:p text:style-name="P159">OK → DIVERS</text:p>
          </table:table-cell>
        </table:table-row>
        <table:table-row table:style-name="TableLine94548499049376">
          <table:table-cell table:style-name="Tableau1.A2" office:value-type="string">
            <text:p text:style-name="P65">20220814 00:30</text:p>
          </table:table-cell>
          <table:table-cell table:style-name="Tableau1.A2" office:value-type="string">
            <text:p text:style-name="P64">Réinstallation de LibreOffice</text:p>
          </table:table-cell>
          <table:table-cell table:style-name="Tableau1.C2" office:value-type="string">
            <text:p text:style-name="P66">OK</text:p>
          </table:table-cell>
        </table:table-row>
        <table:table-row table:style-name="TableLine94548499050320">
          <table:table-cell table:style-name="Tableau1.A2" office:value-type="string">
            <text:p text:style-name="P65">20220814 01:00</text:p>
          </table:table-cell>
          <table:table-cell table:style-name="Tableau1.A2" office:value-type="string">
            <text:p text:style-name="P67">Création de la base <text:span text:style-name="T68">PROGRESSION-2223,ODB</text:span></text:p>
          </table:table-cell>
          <table:table-cell table:style-name="Tableau1.C2" office:value-type="string">
            <text:p text:style-name="P66">OK ( vide )</text:p>
          </table:table-cell>
        </table:table-row>
        <table:table-row table:style-name="TableLine94548499051264">
          <table:table-cell table:style-name="Tableau1.A2" office:value-type="string">
            <text:p text:style-name="P65">20220814 01:10</text:p>
          </table:table-cell>
          <table:table-cell table:style-name="Tableau1.A2" office:value-type="string">
            <text:p text:style-name="P67">Création de la base COMPTABILITÉ-<text:span text:style-name="T68">2223,ODB</text:span></text:p>
          </table:table-cell>
          <table:table-cell table:style-name="Tableau1.C2" office:value-type="string">
            <text:p text:style-name="P66">OK ( vide )</text:p>
          </table:table-cell>
        </table:table-row>
        <table:table-row table:style-name="TableLine94548499052208">
          <table:table-cell table:style-name="Tableau1.A2" office:value-type="string">
            <text:p text:style-name="P161">20220814 14:00</text:p>
          </table:table-cell>
          <table:table-cell table:style-name="Tableau1.A2" office:value-type="string">
            <text:p text:style-name="P64"><text:span text:style-name="T69">Paramétrage </text:span>de LibreOffice <text:span text:style-name="T69">en Français</text:span></text:p>
          </table:table-cell>
          <table:table-cell table:style-name="Tableau1.C2" office:value-type="string">
            <text:p text:style-name="P162">OK</text:p>
          </table:table-cell>
        </table:table-row>
        <table:table-row table:style-name="TableLine94548499053152">
          <table:table-cell table:style-name="Tableau1.A2" office:value-type="string">
            <text:p text:style-name="P163">2022081<text:span text:style-name="T77">6</text:span> <text:span text:style-name="T73">1</text:span><text:span text:style-name="T77">4</text:span>:<text:span text:style-name="T77">1</text:span>0</text:p>
          </table:table-cell>
          <table:table-cell table:style-name="Tableau1.A2" office:value-type="string">
            <text:p text:style-name="P164">Écrire la lettre <text:span text:style-name="T77">pour CNAPS Réunion</text:span> (Nadjima)</text:p>
          </table:table-cell>
          <table:table-cell table:style-name="Tableau1.C2" office:value-type="string">
            <text:p text:style-name="P165"><text:span text:style-name="T77">OK- </text:span><text:span text:style-name="T67">Envoy</text:span><text:span text:style-name="T77">é</text:span><text:span text:style-name="T67"> à </text:span>Martial</text:p>
          </table:table-cell>
        </table:table-row>
        <table:table-row table:style-name="TableLine94548499054096">
          <table:table-cell table:style-name="Tableau1.A2" office:value-type="string">
            <text:p text:style-name="P166">20220817 13:20</text:p>
          </table:table-cell>
          <table:table-cell table:style-name="Tableau1.A2" office:value-type="string">
            <text:p text:style-name="P139"><text:span text:style-name="T82">Préparation </text:span><text:span text:style-name="T62">SEQ01-</text:span><text:span text:style-name="T82">Première</text:span><text:span text:style-name="T74"> </text:span>MATHS Spécialité <text:span text:style-name="T82">( 3 semaines)</text:span></text:p>
          </table:table-cell>
          <table:table-cell table:style-name="Tableau1.C2" office:value-type="string">
            <text:p text:style-name="P167">OK</text:p>
          </table:table-cell>
        </table:table-row>
        <table:table-row table:style-name="TableLine94548499055040">
          <table:table-cell table:style-name="Tableau1.A2" office:value-type="string">
            <text:p text:style-name="P168">20220817 14:00</text:p>
          </table:table-cell>
          <table:table-cell table:style-name="Tableau1.A2" office:value-type="string">
            <text:p text:style-name="P139"><text:span text:style-name="T82">Préparation </text:span><text:span text:style-name="T62">SEQ01-</text:span><text:span text:style-name="T83">Terminale</text:span><text:span text:style-name="T74"> </text:span>MATHS Spécialité <text:s/><text:span text:style-name="T85">( 1 semaine)</text:span></text:p>
          </table:table-cell>
          <table:table-cell table:style-name="Tableau1.C2" office:value-type="string">
            <text:p text:style-name="P169">OK</text:p>
          </table:table-cell>
        </table:table-row>
        <table:table-row table:style-name="TableLine94548499055984">
          <table:table-cell table:style-name="Tableau1.A2" office:value-type="string">
            <text:p text:style-name="P170">20220822 <text:span text:style-name="T89">08:00</text:span></text:p>
          </table:table-cell>
          <table:table-cell table:style-name="Tableau1.A2" office:value-type="string">
            <text:p text:style-name="P189">Pré-rentrée des <text:span text:style-name="T89">nouveaux </text:span>enseignants</text:p>
          </table:table-cell>
          <table:table-cell table:style-name="Tableau1.C2" office:value-type="string">
            <text:p text:style-name="P171">OK</text:p>
          </table:table-cell>
        </table:table-row>
        <table:table-row table:style-name="TableLine94548499056928">
          <table:table-cell table:style-name="Tableau1.A2" office:value-type="string">
            <text:p text:style-name="P170">20220823 <text:span text:style-name="T91">08:00</text:span></text:p>
          </table:table-cell>
          <table:table-cell table:style-name="Tableau1.A2" office:value-type="string">
            <text:p text:style-name="P189">Pré-rentrée des enseignants</text:p>
          </table:table-cell>
          <table:table-cell table:style-name="Tableau1.C2" office:value-type="string">
            <text:p text:style-name="P172">OK – Pb Affectation ( en attente)</text:p>
          </table:table-cell>
        </table:table-row>
        <table:table-row table:style-name="TableLine94548499057872">
          <table:table-cell table:style-name="Tableau1.A2" office:value-type="string">
            <text:p text:style-name="P170">20220824 <text:span text:style-name="T92">07:</text:span><text:span text:style-name="T95">30</text:span></text:p>
          </table:table-cell>
          <table:table-cell table:style-name="Tableau1.A2" office:value-type="string">
            <text:p text:style-name="P190">Entrée scolaire (Junior )</text:p>
          </table:table-cell>
          <table:table-cell table:style-name="Tableau1.C2" office:value-type="string">
            <text:p text:style-name="P191">OK</text:p>
          </table:table-cell>
        </table:table-row>
        <table:table-row table:style-name="TableLine94548499058816">
          <table:table-cell table:style-name="Tableau1.A2" office:value-type="string">
            <text:p text:style-name="P174">202208<text:span text:style-name="T86">2</text:span><text:span text:style-name="T95">4</text:span> <text:span text:style-name="T95">14</text:span>:<text:span text:style-name="T95">30</text:span></text:p>
          </table:table-cell>
          <table:table-cell table:style-name="Tableau1.A2" office:value-type="string">
            <text:p text:style-name="P139"><text:span text:style-name="T82">Préparation </text:span><text:span text:style-name="T62">SEQ01-</text:span><text:span text:style-name="T84">Première N.S.I Spécialité</text:span></text:p>
          </table:table-cell>
          <table:table-cell table:style-name="Tableau1.C2" office:value-type="string">
            <text:p text:style-name="P173">(COURS)</text:p>
          </table:table-cell>
        </table:table-row>
        <text:soft-page-break/>
        <table:table-row table:style-name="TableLine94548499059760">
          <table:table-cell table:style-name="Tableau1.A2" office:value-type="string">
            <text:p text:style-name="P174">20<text:span text:style-name="T88">22</text:span>08<text:span text:style-name="T86">2</text:span><text:span text:style-name="T94">6</text:span> <text:span text:style-name="T94">12</text:span>:<text:span text:style-name="T94">1</text:span>0</text:p>
          </table:table-cell>
          <table:table-cell table:style-name="Tableau1.A2" office:value-type="string">
            <text:p text:style-name="P139"><text:span text:style-name="T82">Préparation </text:span><text:span text:style-name="T62">SEQ01-</text:span><text:span text:style-name="T84">Première</text:span><text:span text:style-name="T74"> </text:span>MATHS <text:span text:style-name="T93">Spécialité</text:span></text:p>
          </table:table-cell>
          <table:table-cell table:style-name="Tableau1.C2" office:value-type="string">
            <text:p text:style-name="P173">(COURS-EXERCICES)</text:p>
          </table:table-cell>
        </table:table-row>
        <table:table-row table:style-name="TableLine94548499060704">
          <table:table-cell table:style-name="Tableau1.A2" office:value-type="string">
            <text:p text:style-name="P175">20<text:span text:style-name="T88">22</text:span>0<text:span text:style-name="T97">903</text:span> <text:span text:style-name="T96">1</text:span><text:span text:style-name="T97">8</text:span>:<text:span text:style-name="T96">0</text:span>0</text:p>
          </table:table-cell>
          <table:table-cell table:style-name="Tableau1.A2" office:value-type="string">
            <text:p text:style-name="P139"><text:span text:style-name="T82">Préparation </text:span><text:span text:style-name="T97">Suites arithmético-géométriques</text:span></text:p>
          </table:table-cell>
          <table:table-cell table:style-name="Tableau1.C2" office:value-type="string">
            <text:p text:style-name="P173">(COURS-EXERCICES)</text:p>
          </table:table-cell>
        </table:table-row>
        <table:table-row table:style-name="TableLine94548499061648">
          <table:table-cell table:style-name="Tableau1.A2" office:value-type="string">
            <text:p text:style-name="P176">20220905 18:00</text:p>
          </table:table-cell>
          <table:table-cell table:style-name="Tableau1.A2" office:value-type="string">
            <text:p text:style-name="P177">Préparation Raisonnement par récurrence</text:p>
          </table:table-cell>
          <table:table-cell table:style-name="Tableau1.C2" office:value-type="string">
            <text:p text:style-name="P178">(COURS-EXERCICES)</text:p>
          </table:table-cell>
        </table:table-row>
        <table:table-row table:style-name="TableLine94548499062592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8"/>
          </table:table-cell>
        </table:table-row>
        <table:table-row table:style-name="TableLine94548499063536">
          <table:table-cell table:style-name="Tableau1.A2" office:value-type="string">
            <text:p text:style-name="P29">20220924 08:00</text:p>
          </table:table-cell>
          <table:table-cell table:style-name="Tableau1.A2" office:value-type="string">
            <text:p text:style-name="P31">Préparation cours Asymptotes horizontale et verticale</text:p>
          </table:table-cell>
          <table:table-cell table:style-name="Tableau1.C2" office:value-type="string">
            <text:p text:style-name="P28"/>
          </table:table-cell>
        </table:table-row>
        <table:table-row table:style-name="TableLine94548499064480">
          <table:table-cell table:style-name="Tableau1.A2" office:value-type="string">
            <text:p text:style-name="P29">20220924 14:00</text:p>
          </table:table-cell>
          <table:table-cell table:style-name="Tableau1.A2" office:value-type="string">
            <text:p text:style-name="P30">Préparation cours <text:span text:style-name="T103">T</text:span>héorèmes sur les limites<text:span text:style-name="T103">( Croissances comparées,</text:span></text:p>
            <text:p text:style-name="P31">Encadrement, etc. )</text:p>
          </table:table-cell>
          <table:table-cell table:style-name="Tableau1.C2" office:value-type="string">
            <text:p text:style-name="P7"/>
          </table:table-cell>
        </table:table-row>
        <table:table-row table:style-name="TableLine94548499065424"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0"/>
          </table:table-cell>
          <table:table-cell table:style-name="Tableau1.C2" office:value-type="string">
            <text:p text:style-name="P7"/>
          </table:table-cell>
        </table:table-row>
        <table:table-row table:style-name="TableLine94548499066368">
          <table:table-cell table:style-name="Tableau1.A2" office:value-type="string">
            <text:p text:style-name="P29">20220925 08:00</text:p>
          </table:table-cell>
          <table:table-cell table:style-name="Tableau1.A2" office:value-type="string">
            <text:p text:style-name="P30">Correction DS1 TSPE-A MATHS</text:p>
          </table:table-cell>
          <table:table-cell table:style-name="Tableau1.C2" office:value-type="string">
            <text:p text:style-name="P20"/>
          </table:table-cell>
        </table:table-row>
        <table:table-row table:style-name="TableLine94548499067312">
          <table:table-cell table:style-name="Tableau1.A2" office:value-type="string">
            <text:p text:style-name="P29">20220925 14:00</text:p>
          </table:table-cell>
          <table:table-cell table:style-name="Tableau1.A2" office:value-type="string">
            <text:p text:style-name="P30">Préparation cours 1NSI</text:p>
          </table:table-cell>
          <table:table-cell table:style-name="Tableau1.C2" office:value-type="string">
            <text:p text:style-name="P245"/>
          </table:table-cell>
        </table:table-row>
        <table:table-row table:style-name="TableLine94548499068256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30">Correction DS1 TSPE-B MATHS </text:p>
          </table:table-cell>
          <table:table-cell table:style-name="Tableau1.C2" office:value-type="string">
            <text:p text:style-name="P7"/>
          </table:table-cell>
        </table:table-row>
        <table:table-row table:style-name="TableLine94548499069200">
          <table:table-cell table:style-name="Tableau1.A2" office:value-type="string">
            <text:p text:style-name="P29">20220926 18:00</text:p>
          </table:table-cell>
          <table:table-cell table:style-name="Tableau1.A2" office:value-type="string">
            <text:p text:style-name="P30">Correction DS1 1SPE-B MATHS</text:p>
          </table:table-cell>
          <table:table-cell table:style-name="Tableau1.C2" office:value-type="string">
            <text:p text:style-name="P7"/>
          </table:table-cell>
        </table:table-row>
        <table:table-row table:style-name="TableLine94548499070144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7"/>
          </table:table-cell>
        </table:table-row>
        <table:table-row table:style-name="TableLine94548499071088">
          <table:table-cell table:style-name="Tableau1.A2" office:value-type="string">
            <text:p text:style-name="P26">2022082<text:span text:style-name="T90">5</text:span> 14:00</text:p>
          </table:table-cell>
          <table:table-cell table:style-name="Tableau1.A2" office:value-type="string">
            <text:p text:style-name="P18"><text:span text:style-name="T87">Révision Junior ; </text:span><text:a xlink:type="simple" xlink:href="https://fr.ixl.com/maths/gs" text:style-name="Internet_20_link" text:visited-style-name="Visited_20_Internet_20_Link">https://fr.ixl.com/maths/gs</text:a></text:p>
          </table:table-cell>
          <table:table-cell table:style-name="Tableau1.C2" office:value-type="string">
            <text:p text:style-name="P20"/>
          </table:table-cell>
        </table:table-row>
        <table:table-row table:style-name="TableLine94548499072032">
          <table:table-cell table:style-name="Tableau1.A2" office:value-type="string">
            <text:p text:style-name="P243"/>
          </table:table-cell>
          <table:table-cell table:style-name="Tableau1.A2" office:value-type="string">
            <text:p text:style-name="P244"/>
          </table:table-cell>
          <table:table-cell table:style-name="Tableau1.C2" office:value-type="string">
            <text:p text:style-name="P245"/>
          </table:table-cell>
        </table:table-row>
        <table:table-row table:style-name="TableLine9454849907297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17"/>
          </table:table-cell>
        </table:table-row>
        <table:table-row table:style-name="TableLine94548499073920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21"/>
          </table:table-cell>
        </table:table-row>
        <table:table-row table:style-name="TableLine94548499074864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6"/>
          </table:table-cell>
          <table:table-cell table:style-name="Tableau1.C2" office:value-type="string">
            <text:p text:style-name="P7"/>
          </table:table-cell>
        </table:table-row>
        <table:table-row table:style-name="TableLine94548499075808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7"/>
          </table:table-cell>
        </table:table-row>
        <table:table-row table:style-name="TableLine94548499076752">
          <table:table-cell table:style-name="Tableau1.A2" office:value-type="string">
            <text:p text:style-name="P234"/>
          </table:table-cell>
          <table:table-cell table:style-name="Tableau1.A2" office:value-type="string">
            <text:p text:style-name="P48">Demander à Sharmila une idée pour recuperer ma Nationalité avec le plus de discretion possible: objectif → Nationalité Malgache pour Junior en passant par moi ou directement.</text:p>
          </table:table-cell>
          <table:table-cell table:style-name="Tableau1.C2" office:value-type="string">
            <text:p text:style-name="P49"/>
          </table:table-cell>
        </table:table-row>
        <table:table-row table:style-name="TableLine94548499077696">
          <table:table-cell table:style-name="Tableau1.A2" office:value-type="string">
            <text:p text:style-name="P234"/>
          </table:table-cell>
          <table:table-cell table:style-name="Tableau1.A2" office:value-type="string">
            <text:p text:style-name="P235"/>
          </table:table-cell>
          <table:table-cell table:style-name="Tableau1.C2" office:value-type="string">
            <text:p text:style-name="P236"/>
          </table:table-cell>
        </table:table-row>
        <table:table-row table:style-name="Tableau1.81">
          <table:table-cell table:style-name="Tableau1.A2" office:value-type="string">
            <text:p text:style-name="P237">202208<text:span text:style-name="T76">22</text:span> 09:00</text:p>
            <text:p text:style-name="P237"/>
          </table:table-cell>
          <table:table-cell table:style-name="Tableau1.A2" office:value-type="string">
            <text:p text:style-name="P246"><text:span text:style-name="T102">Envoyer à </text:span>Olivier <text:span text:style-name="T102">l’historique de mes numéro SS</text:span></text:p>
          </table:table-cell>
          <table:table-cell table:style-name="Tableau1.C2" office:value-type="string">
            <text:p text:style-name="P238">Préparation <text:span text:style-name="T102">de la </text:span>retraite</text:p>
          </table:table-cell>
        </table:table-row>
        <text:soft-page-break/>
        <table:table-row table:style-name="TableLine9454849907958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3">Junior et Club de foot de KANI-KELI</text:p>
          </table:table-cell>
          <table:table-cell table:style-name="Tableau1.C2" office:value-type="string">
            <text:p text:style-name="P22">Acheter ( équipements de sports)</text:p>
          </table:table-cell>
        </table:table-row>
        <table:table-row table:style-name="TableLine94548499080528">
          <table:table-cell table:style-name="Tableau1.A2" office:value-type="string">
            <text:p text:style-name="P239">20220<text:span text:style-name="T66">1</text:span><text:span text:style-name="T67">5</text:span> 09:00</text:p>
          </table:table-cell>
          <table:table-cell table:style-name="Tableau1.A2" office:value-type="string">
            <text:p text:style-name="P240"><text:span text:style-name="T65">Se rendre à la </text:span><text:s/>bibliothèque de Choungui <text:span text:style-name="T64">(</text:span><text:span text:style-name="T65">pour Junior)</text:span></text:p>
          </table:table-cell>
          <table:table-cell table:style-name="Tableau1.C2" office:value-type="string">
            <text:p text:style-name="P241"/>
          </table:table-cell>
        </table:table-row>
        <table:table-row table:style-name="TableLine94548499081472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50"/>
          </table:table-cell>
          <table:table-cell table:style-name="Tableau1.C2" office:value-type="string">
            <text:p text:style-name="P51"/>
          </table:table-cell>
        </table:table-row>
        <table:table-row table:style-name="TableLine9454849908241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2"/>
          </table:table-cell>
          <table:table-cell table:style-name="Tableau1.C2" office:value-type="string">
            <text:p text:style-name="P51"/>
          </table:table-cell>
        </table:table-row>
        <table:table-row table:style-name="TableLine94548499083360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50">Système pour laver la voiture à domicile</text:p>
          </table:table-cell>
          <table:table-cell table:style-name="Tableau1.C2" office:value-type="string">
            <text:p text:style-name="P51">?</text:p>
          </table:table-cell>
        </table:table-row>
        <table:table-row table:style-name="TableLine9454849904176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2">Ouverture d’un livret enfant pour Junior ( à la poste <text:s/>? )</text:p>
          </table:table-cell>
          <table:table-cell table:style-name="Tableau1.C2" office:value-type="string">
            <text:p text:style-name="P51"/>
          </table:table-cell>
        </table:table-row>
        <table:table-row table:style-name="TableLine94548499042704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53">Analyse des objectifs ( revenus, dépenses, etc. )</text:p>
          </table:table-cell>
          <table:table-cell table:style-name="Tableau1.C2" office:value-type="string">
            <text:p text:style-name="P9"/>
          </table:table-cell>
        </table:table-row>
        <table:table-row table:style-name="TableLine94548499088304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53"/>
          </table:table-cell>
          <table:table-cell table:style-name="Tableau1.C2" office:value-type="string">
            <text:p text:style-name="P9"/>
          </table:table-cell>
        </table:table-row>
        <table:table-row table:style-name="TableLine94548499089248">
          <table:table-cell table:style-name="Tableau1.A2" office:value-type="string">
            <text:p text:style-name="P248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249"/>
          </table:table-cell>
        </table:table-row>
        <table:table-row table:style-name="TableLine9454849909019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4"/>
          </table:table-cell>
          <table:table-cell table:style-name="Tableau1.C2" office:value-type="string">
            <text:p text:style-name="P9"/>
          </table:table-cell>
        </table:table-row>
        <table:table-row table:style-name="TableLine94548499091136">
          <table:table-cell table:style-name="Tableau1.A2" office:value-type="string">
            <text:p text:style-name="P242">20220920 12:00</text:p>
          </table:table-cell>
          <table:table-cell table:style-name="Tableau1.A2" office:value-type="string">
            <text:p text:style-name="P247">Prévision de l’arriver du passeport de Junior (2 mois après <text:s/>dépôt)</text:p>
          </table:table-cell>
          <table:table-cell table:style-name="Tableau1.C2" office:value-type="string">
            <text:p text:style-name="P241"/>
          </table:table-cell>
        </table:table-row>
        <table:table-row table:style-name="TableLine94548499092080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093024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093968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094912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095856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096800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097744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098688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099632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100576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  <table:table-row table:style-name="TableLine94548499101520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</table:table>
      <text:p text:style-name="P192"/>
      <text:p text:style-name="P192"/>
      <text:p text:style-name="P192"/>
      <text:p text:style-name="P200"/>
      <text:p text:style-name="P201">Voiture RAV4 – B<text:span text:style-name="T22">M</text:span>-961-WH</text:p>
      <text:p text:style-name="P203">{</text:p>
      <text:p text:style-name="P204"><text:span text:style-name="T22"><text:tab/></text:span><text:span text:style-name="T23">N° de série <text:tab/>: J</text:span><text:span text:style-name="T24">TEHH20V900217268</text:span></text:p>
      <text:p text:style-name="P204"><text:span text:style-name="T24"><text:tab/></text:span><text:span text:style-name="T25">Marque<text:tab/>: TOYOTA</text:span></text:p>
      <text:p text:style-name="P203"><text:tab/><text:span text:style-name="T26">Batterie<text:tab/>: 12V 55AH 480A(EN)</text:span></text:p>
      <text:p text:style-name="P203"><text:tab/><text:span text:style-name="T27">Moteur<text:tab/><text:tab/>: 2.0 Essence</text:span></text:p>
      <text:p text:style-name="P203"/>
      <text:p text:style-name="P203"><text:tab/><text:span text:style-name="T10">Pièce auto<text:tab/><text:tab/>: 02.69.62.99.76</text:span></text:p>
      <text:p text:style-name="P203"><text:tab/><text:span text:style-name="T10">Méca (Passi-Keli)<text:tab/>: 06.93.01.05.16 </text:span><text:span text:style-name="T11">( SMS laissé le 29/06/2022 à 09:11)</text:span></text:p>
      <text:p text:style-name="P203">}</text:p>
      <text:p text:style-name="P205">20220430:<text:tab/><text:tab/><text:tab/>167720 Km</text:p>
      <text:p text:style-name="P206"/>
      <text:p text:style-name="P206">- Entretien (Vidange) <text:tab/>:<text:tab/>138,05 €</text:p>
      <text:p text:style-name="P206">- <text:span text:style-name="T13">Carburant</text:span><text:tab/><text:tab/><text:tab/>34,03 l <text:s/>(55,81 € )</text:p>
      <text:p text:style-name="P207">20220503:</text:p>
      <text:p text:style-name="P207">- Pneu dégonflé<text:tab/>:<text:tab/><text:span text:style-name="T14">0,50</text:span> ¢</text:p>
      <text:p text:style-name="P207">20220504:</text:p>
      <text:p text:style-name="P207">- Pneux<text:tab/><text:tab/>:<text:tab/><text:span text:style-name="T15">4,00€</text:span><text:tab/></text:p>
      <text:p text:style-name="P207">- Clé en croix<text:tab/><text:tab/>:<text:tab/><text:span text:style-name="T15">5,00€</text:span></text:p>
      <text:p text:style-name="P207">- Carburant<text:tab/><text:tab/>:<text:tab/><text:span text:style-name="T15">40,00€</text:span></text:p>
      <text:p text:style-name="P208">20220515:</text:p>
      <text:p text:style-name="P208">- Carburant<text:tab/><text:tab/>: <text:tab/>20,00€</text:p>
      <text:p text:style-name="P209"/>
      <text:p text:style-name="P210">20220528<text:tab/><text:tab/></text:p>
      <text:p text:style-name="P210">-Carburant<text:tab/><text:tab/>65€</text:p>
      <text:p text:style-name="P192"/>
      <text:p text:style-name="P192"/>
      <text:p text:style-name="P192"/>
      <text:p text:style-name="P192"/>
      <text:p text:style-name="P200"/>
      <text:p text:style-name="P211">GITHUB</text:p>
      <text:p text:style-name="P211">{ </text:p>
      <text:p text:style-name="P45"><text:span text:style-name="T70"><text:tab/></text:span><text:a xlink:type="simple" xlink:href="mailto:michel.norodine@gmail.com" text:style-name="Internet_20_link" text:visited-style-name="Visited_20_Internet_20_Link"><text:span text:style-name="T70">michel.norodine@gmail.com</text:span></text:a><text:span text:style-name="T70"> / </text:span><text:a xlink:type="simple" xlink:href="mailto:T@976" text:style-name="Internet_20_link" text:visited-style-name="Visited_20_Internet_20_Link"><text:span text:style-name="T70">T@976</text:span></text:a></text:p>
      <text:p text:style-name="P211">}</text:p>
      <text:p text:style-name="P211"/>
      <text:p text:style-name="P211">BD</text:p>
      <text:p text:style-name="P211">{</text:p>
      <text:p text:style-name="P45"><text:span text:style-name="T70"><text:tab/>F93F2VC678 / </text:span><text:a xlink:type="simple" xlink:href="mailto:Junior@976" text:style-name="Internet_20_link" text:visited-style-name="Visited_20_Internet_20_Link"><text:span text:style-name="T70">Junior@976</text:span></text:a></text:p>
      <text:p text:style-name="P211">FB</text:p>
      <text:p text:style-name="P211">{</text:p>
      <text:p text:style-name="P45"><text:span text:style-name="T70"><text:tab/></text:span><text:a xlink:type="simple" xlink:href="mailto:michel.norodine@gmail.com" text:style-name="Internet_20_link" text:visited-style-name="Visited_20_Internet_20_Link"><text:span text:style-name="T70">michel.norodine@gmail.com</text:span></text:a><text:span text:style-name="T70"> / VilleDeNaissance</text:span><text:span text:style-name="T71">@976</text:span></text:p>
      <text:p text:style-name="P211">}</text:p>
      <text:p text:style-name="P211"/>
      <text:p text:style-name="P202">XTB</text:p>
      <text:p text:style-name="P202">{</text:p>
      <text:p text:style-name="P202"><text:tab/>ID: 170698550208</text:p>
      <text:p text:style-name="P1"><text:span text:style-name="T70"><text:tab/></text:span><text:a xlink:type="simple" xlink:href="mailto:michel.norodine@gmail.com" text:style-name="Internet_20_link" text:visited-style-name="Visited_20_Internet_20_Link"><text:span text:style-name="T70">michel.norodine@gmail.com</text:span></text:a><text:span text:style-name="T70"> <text:s text:c="2"/>/ </text:span><text:a xlink:type="simple" xlink:href="mailto:T@976" text:style-name="Internet_20_link" text:visited-style-name="Visited_20_Internet_20_Link"><text:span text:style-name="T70">T@976</text:span></text:a></text:p>
      <text:p text:style-name="P202"><text:tab/>MT4<text:tab/><text:tab/>: 717120</text:p>
      <text:p text:style-name="P202"><text:tab/>Xstation<text:tab/>: 1565338</text:p>
      <text:p text:style-name="P202">}</text:p>
      <text:p text:style-name="P211"/>
      <text:p text:style-name="P211">ONLY</text:p>
      <text:p text:style-name="P211">{</text:p>
      <text:p text:style-name="P211"><text:tab/>0639 711983 / 854009</text:p>
      <text:p text:style-name="P211">}</text:p>
      <text:p text:style-name="P214">ORANGE</text:p>
      <text:p text:style-name="P214">{</text:p>
      <text:p text:style-name="P54"><text:span text:style-name="T72"><text:tab/></text:span><text:a xlink:type="simple" xlink:href="mailto:michel.norodine@gmail.com" text:style-name="Internet_20_link" text:visited-style-name="Visited_20_Internet_20_Link">michel.norodine@gmail.com</text:a><text:span text:style-name="T80"> <text:s text:c="2"/>/ </text:span><text:span text:style-name="T81">J</text:span><text:a xlink:type="simple" xlink:href="mailto:T@976" text:style-name="Internet_20_link" text:visited-style-name="Visited_20_Internet_20_Link"><text:span text:style-name="T80">@976</text:span></text:a></text:p>
      <text:p text:style-name="P250"/>
      <text:p text:style-name="P214">}</text:p>
      <text:p text:style-name="P214"/>
      <text:p text:style-name="P32"/>
      <text:p text:style-name="P32">IMP-Michel</text:p>
      <text:p text:style-name="P32"><text:soft-page-break/>{</text:p>
      <text:p text:style-name="P32"><text:tab/>3017634818457</text:p>
      <text:p text:style-name="P32"><text:tab/>T976</text:p>
      <text:p text:style-name="P32">}</text:p>
      <text:p text:style-name="P32"/>
      <text:p text:style-name="P32">IMP-Nadjima <text:span text:style-name="T8">( Vu le 02/04/2022)</text:span></text:p>
      <text:p text:style-name="P32">{</text:p>
      <text:p text:style-name="P32"><text:tab/>3033086833343 </text:p>
      <text:p text:style-name="P32"><text:tab/>[Junior#AAAAMMJJ] (de Nadjima et non de Junior )</text:p>
      <text:p text:style-name="P32"><text:tab/>RIB BFC NADJIMA.</text:p>
      <text:p text:style-name="P32">}</text:p>
      <text:p text:style-name="P32"/>
      <text:p text:style-name="P32"/>
      <text:p text:style-name="P33">BANQUE POSTALE – Michel</text:p>
      <text:p text:style-name="P33">{</text:p>
      <text:p text:style-name="P33"><text:tab/>993780484927</text:p>
      <text:p text:style-name="P33"><text:tab/>99196371</text:p>
      <text:p text:style-name="P33">}</text:p>
      <text:p text:style-name="P33"/>
      <text:p text:style-name="P34">BANQUE POSTALE – Nadjima</text:p>
      <text:p text:style-name="P34">{</text:p>
      <text:p text:style-name="P34"><text:tab/>993225665277</text:p>
      <text:p text:style-name="P34"><text:tab/>99201726</text:p>
      <text:p text:style-name="P34">}</text:p>
      <text:p text:style-name="P32"/>
      <text:p text:style-name="P32"/>
      <text:p text:style-name="P32">CAF</text:p>
      <text:p text:style-name="P32">{</text:p>
      <text:p text:style-name="P32"><text:tab/>0644447<text:span text:style-name="T9"> / </text:span>19632017</text:p>
      <text:p text:style-name="P32">}</text:p>
      <text:p text:style-name="P32"/>
      <text:p text:style-name="P32">SS-<text:span text:style-name="T12">Michel</text:span> ( ameli.fr)</text:p>
      <text:p text:style-name="P32">{</text:p>
      <text:p text:style-name="P32"><text:tab/>1 63 01 99 333 278 40 / T@976</text:p>
      <text:p text:style-name="P32"><text:soft-page-break/>}</text:p>
      <text:p text:style-name="P32"/>
      <text:p text:style-name="P32">SS-<text:span text:style-name="T12">Nadjima</text:span> ( ameli.fr)</text:p>
      <text:p text:style-name="P32">{</text:p>
      <text:p text:style-name="P32"><text:tab/><text:span text:style-name="T12">2 96 06 99 397 057 52</text:span> / <text:span text:style-name="T12">Junior</text:span>976</text:p>
      <text:p text:style-name="P32"/>
      <text:p text:style-name="P32">}</text:p>
      <text:p text:style-name="P32"/>
      <text:p text:style-name="P212"/>
      <text:p text:style-name="P211"/>
      <text:p text:style-name="P211">Maths 1ere spe maths</text:p>
      <text:p text:style-name="P45"><text:a xlink:type="simple" xlink:href="https://www.youtube.com/watch?v=UbCuN0z8O44" text:style-name="Internet_20_link" text:visited-style-name="Visited_20_Internet_20_Link"><text:span text:style-name="T70">TRIGONOMÉTRIE. PREMIÈRE. SPÉCIALITÉ MATHS - YouTube</text:span></text:a><text:span text:style-name="T70"> </text:span></text:p>
      <text:p text:style-name="P211"/>
      <text:p text:style-name="P211"/>
      <text:p text:style-name="P202">Espace Client EDM: </text:p>
      <text:p text:style-name="P202">→ <text:span text:style-name="T78">NOR</text:span><text:span text:style-name="T79">O</text:span><text:span text:style-name="T78">DINE</text:span> Michel</text:p>
      <text:p text:style-name="P202">→ references contrat D/BR019400 </text:p>
      <text:p text:style-name="P202">→ payeur G/P21020837 </text:p>
      <text:p text:style-name="P45"><text:span text:style-name="T72">→ mnorodine ( </text:span><text:a xlink:type="simple" xlink:href="mailto:T@976" text:style-name="Internet_20_link" text:visited-style-name="Visited_20_Internet_20_Link"><text:span text:style-name="T72">T@976</text:span></text:a><text:span text:style-name="T72"> )</text:span></text:p>
      <text:p text:style-name="P202">→ code de sécurité: 16286175</text:p>
      <text:p text:style-name="P45"><text:span text:style-name="T72">sur </text:span><text:a xlink:type="simple" xlink:href="http://www.espace-client.edm.yt/" office:target-frame-name="_blank" xlink:show="new" text:style-name="Internet_20_link" text:visited-style-name="Visited_20_Internet_20_Link"><text:span text:style-name="T72">www.espace-client.edm.yt</text:span></text:a><text:span text:style-name="T72"> </text:span></text:p>
      <text:p text:style-name="P211"/>
      <text:p text:style-name="P202"><text:s/>Espace Client SMAE:</text:p>
      <text:p text:style-name="P202">→ NORODINE Michel</text:p>
      <text:p text:style-name="P45"><text:span text:style-name="T72">→ <text:s/></text:span><text:a xlink:type="simple" xlink:href="mailto:michel.norodine@gmail.com" text:style-name="Internet_20_link" text:visited-style-name="Visited_20_Internet_20_Link"><text:span text:style-name="T72">michel.norodine@gmail.com</text:span></text:a><text:span text:style-name="T72"> <text:s/>( T976 )</text:span></text:p>
      <text:p text:style-name="P1"><text:span text:style-name="T70">sur </text:span><text:a xlink:type="simple" xlink:href="https://www.mahoraisedeseaux.com/espace-client/" text:style-name="Internet_20_link" text:visited-style-name="Visited_20_Internet_20_Link"><text:span text:style-name="T70">https://www.mahoraisedeseaux.com/espace-client/</text:span></text:a></text:p>
      <text:p text:style-name="P211"/>
      <text:p text:style-name="P202">LPO DE SADA (Liens drive)</text:p>
      <text:p text:style-name="P45"><text:span text:style-name="T70">Etiènne <text:tab/>→ </text:span><text:a xlink:type="simple" xlink:href="https://drive.google.com/folderview?id=1gkdBn8BXsfKrByJXkBsNBMtasngR4kFj" text:style-name="Internet_20_link" text:visited-style-name="Visited_20_Internet_20_Link"><text:span text:style-name="T70">https://drive.google.com/folderview?id=1gkdBn8BXsfKrByJXkBsNBMtasngR4kFj</text:span></text:a></text:p>
      <text:p text:style-name="P45"><text:span text:style-name="T70">Cecile<text:tab/><text:tab/>→ </text:span><text:a xlink:type="simple" xlink:href="https://drive.google.com/drive/folders/199E0PzAmuL8oSPZgZHUYD7UNp3A-5AP5" text:style-name="Internet_20_link" text:visited-style-name="Visited_20_Internet_20_Link"><text:span text:style-name="T70">https://drive.google.com/drive/folders/199E0PzAmuL8oSPZgZHUYD7UNp3A-5AP5</text:span></text:a></text:p>
      <text:p text:style-name="P211"/>
      <text:p text:style-name="P211"/>
      <text:p text:style-name="P215">Mathématiques: méthodologies</text:p>
      <text:p text:style-name="P44"><text:a xlink:type="simple" xlink:href="https://www.youtube.com/watch?v=M-VV_H8c66Q" text:style-name="Internet_20_link" text:visited-style-name="Visited_20_Internet_20_Link"><text:span text:style-name="T70">https://www.youtube.com/watch?v=M-VV_H8c66Q</text:span></text:a></text:p>
      <text:p text:style-name="P44"><text:a xlink:type="simple" xlink:href="https://www.youtube.com/watch?v=0-T2gRFP0f8" text:style-name="Internet_20_link" text:visited-style-name="Visited_20_Internet_20_Link"><text:span text:style-name="T70">https://www.youtube.com/watch?v=0-T2gRFP0f8</text:span></text:a></text:p>
      <text:p text:style-name="P44"><text:a xlink:type="simple" xlink:href="https://www.youtube.com/watch?v=npZjjOKe3eg" text:style-name="Internet_20_link" text:visited-style-name="Visited_20_Internet_20_Link"><text:span text:style-name="T70">https://www.youtube.com/watch?v=npZjjOKe3eg</text:span></text:a></text:p>
      <text:p text:style-name="P209"><text:tab/><text:tab/></text:p>
      <text:p text:style-name="P216"/>
      <text:p text:style-name="P217"/>
      <text:p text:style-name="P218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48499105024">
          <table:table-cell table:style-name="Tableau2.A1" office:value-type="string">
            <text:p text:style-name="P227">BD</text:p>
          </table:table-cell>
          <table:table-cell table:style-name="Tableau2.A1" office:value-type="string">
            <text:p text:style-name="P225">F93F2VC678 / Junior@976</text:p>
          </table:table-cell>
          <table:table-cell table:style-name="Tableau2.A1" office:value-type="string">
            <text:p text:style-name="P228">Vérifié le 20220614</text:p>
          </table:table-cell>
          <table:table-cell table:style-name="Tableau2.D1" office:value-type="string">
            <text:p text:style-name="P226"/>
          </table:table-cell>
        </table:table-row>
        <table:table-row table:style-name="TableLine94548499164912">
          <table:table-cell table:style-name="Tableau2.A2" office:value-type="string">
            <text:p text:style-name="P37">FB</text:p>
          </table:table-cell>
          <table:table-cell table:style-name="Tableau2.A2" office:value-type="string">
            <text:p text:style-name="P36">michel.norodine@gmail.com / VilleDeNaissance@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70800">
          <table:table-cell table:style-name="Tableau2.A2" office:value-type="string">
            <text:p text:style-name="P42">XTB</text:p>
          </table:table-cell>
          <table:table-cell table:style-name="Tableau2.A2" office:value-type="string">
            <text:p text:style-name="P38">ID: 170698550208</text:p>
            <text:p text:style-name="P38">michel.norodine@gmail.com <text:s text:c="2"/>/ T@976</text:p>
            <text:p text:style-name="P38">MT4<text:tab/><text:tab/>: 717120</text:p>
            <text:p text:style-name="P38">Xstation<text:tab/>: 1565338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73008">
          <table:table-cell table:style-name="Tableau2.A2" office:value-type="string">
            <text:p text:style-name="P41">ONLY</text:p>
          </table:table-cell>
          <table:table-cell table:style-name="Tableau2.A2" office:value-type="string">
            <text:p text:style-name="P40">0639 711983 / 854009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75216">
          <table:table-cell table:style-name="Tableau2.A2" office:value-type="string">
            <text:p text:style-name="P225">IMP-Michel</text:p>
          </table:table-cell>
          <table:table-cell table:style-name="Tableau2.A2" office:value-type="string">
            <text:p text:style-name="P225">3017634818457 / T976</text:p>
          </table:table-cell>
          <table:table-cell table:style-name="Tableau2.A2" office:value-type="string">
            <text:p text:style-name="P228">Vérifié le 20220614</text:p>
          </table:table-cell>
          <table:table-cell table:style-name="Tableau2.D2" office:value-type="string">
            <text:p text:style-name="P226"/>
          </table:table-cell>
        </table:table-row>
        <table:table-row table:style-name="TableLine94548499178160">
          <table:table-cell table:style-name="Tableau2.A2" office:value-type="string">
            <text:p text:style-name="P38">IMP-Nadjima</text:p>
          </table:table-cell>
          <table:table-cell table:style-name="Tableau2.A2" office:value-type="string">
            <text:p text:style-name="P38">3033086833343 </text:p>
            <text:p text:style-name="P38">[Junior#AAAAMMJJ] (de Nadjima et non de Junior )</text:p>
            <text:p text:style-name="P38">RIB BFC NADJIMA.</text:p>
          </table:table-cell>
          <table:table-cell table:style-name="Tableau2.A2" office:value-type="string">
            <text:p text:style-name="P38">Vu le 02/04/2022</text:p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80368">
          <table:table-cell table:style-name="Tableau2.A2" office:value-type="string">
            <text:p text:style-name="P225">BANQUE POSTALE – Nadjima</text:p>
          </table:table-cell>
          <table:table-cell table:style-name="Tableau2.A2" office:value-type="string">
            <text:p text:style-name="P225">993225665277 / 99201726</text:p>
          </table:table-cell>
          <table:table-cell table:style-name="Tableau2.A2" office:value-type="string">
            <text:p text:style-name="P228">Vérifié le 20220614</text:p>
          </table:table-cell>
          <table:table-cell table:style-name="Tableau2.D2" office:value-type="string">
            <text:p text:style-name="P226"/>
          </table:table-cell>
        </table:table-row>
        <table:table-row table:style-name="Tableau2.8">
          <table:table-cell table:style-name="Tableau2.A2" office:value-type="string">
            <text:p text:style-name="P43">CAF</text:p>
          </table:table-cell>
          <table:table-cell table:style-name="Tableau2.A2" office:value-type="string">
            <text:p text:style-name="P38">0644447 / 19632017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85520">
          <table:table-cell table:style-name="Tableau2.A2" office:value-type="string">
            <text:p text:style-name="P38">SS-Michel ( ameli.fr)</text:p>
          </table:table-cell>
          <table:table-cell table:style-name="Tableau2.A2" office:value-type="string">
            <text:p text:style-name="P38">1 63 01 99 333 278 40 / T@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87728">
          <table:table-cell table:style-name="Tableau2.A2" office:value-type="string">
            <text:p text:style-name="P38">SS-Nadjima ( ameli.fr)</text:p>
          </table:table-cell>
          <table:table-cell table:style-name="Tableau2.A2" office:value-type="string">
            <text:p text:style-name="P38">2 96 06 99 397 057 52 / Junior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89936">
          <table:table-cell table:style-name="Tableau2.A2" office:value-type="string">
            <text:p text:style-name="P38">Espace Client EDM</text:p>
          </table:table-cell>
          <table:table-cell table:style-name="Tableau2.A2" office:value-type="string">
            <text:p text:style-name="P230">→ NORDINE Michel</text:p>
            <text:p text:style-name="P230">→ references contrat D/BR019400 </text:p>
            <text:p text:style-name="P230">→ payeur G/P21020837 </text:p>
            <text:p text:style-name="P230">→ mnorodine ( T@976 )</text:p>
            <text:p text:style-name="P230">→ code de sécurité: 16286175</text:p>
            <text:p text:style-name="P230">sur www.espace-client.edm.yt 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92144">
          <table:table-cell table:style-name="Tableau2.A2" office:value-type="string">
            <text:p text:style-name="P38"><text:s/>Espace Client SMAE</text:p>
          </table:table-cell>
          <table:table-cell table:style-name="Tableau2.A2" office:value-type="string">
            <text:p text:style-name="P230">→ NORODINE Michel</text:p>
            <text:p text:style-name="P230">→ <text:s/>michel.norodine@gmail.com <text:s/>( T976 )</text:p>
            <text:p text:style-name="P230">sur https://www.mahoraisedeseaux.com/espace-client/</text:p>
            <text:p text:style-name="P38"/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94548499195088">
          <table:table-cell table:style-name="Tableau2.A2" office:value-type="string">
            <text:p text:style-name="P229">BOURSORAMA BANQUE</text:p>
          </table:table-cell>
          <table:table-cell table:style-name="Tableau2.A2" office:value-type="string">
            <text:p text:style-name="P229">9940272501 / AAA7171</text:p>
          </table:table-cell>
          <table:table-cell table:style-name="Tableau2.A2" office:value-type="string">
            <text:p text:style-name="P228">Vérifié le 20220614</text:p>
          </table:table-cell>
          <table:table-cell table:style-name="Tableau2.D2" office:value-type="string">
            <text:p text:style-name="P226"/>
          </table:table-cell>
        </table:table-row>
      </table:table>
      <text:p text:style-name="P213"/>
      <text:p text:style-name="P213"/>
      <text:p text:style-name="P219"/>
      <text:p text:style-name="P220"/>
      <text:p text:style-name="P221">Nadjima- Dossier CNAPS</text:p>
      <text:p text:style-name="P222">Réf. <text:s/>976-2022-06-10-2022051376 <text:span text:style-name="T63">( voir e-mail )</text:span></text:p>
      <text:p text:style-name="P223"/>
      <text:p text:style-name="P223"/>
      <text:p text:style-name="P223"/>
      <text:p text:style-name="P252"><text:span text:style-name="T70">‌</text:span><text:span text:style-name="T99">Calcul du nombre de chiffre utilisé pour compter de 0 à un nombre N. </text:span><text:span text:style-name="T98">( exemple : </text:span><text:span text:style-name="T98"><draw:frame draw:style-name="fr1" draw:name="Objet12" text:anchor-type="as-char" svg:y="-0.377cm" svg:width="1.783cm" svg:height="0.467cm" draw:z-index="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8">)</text:span></text:p>
      <text:p text:style-name="P251">1) <text:span text:style-name="T98">Soit </text:span><text:span text:style-name="T98"><draw:frame draw:style-name="fr1" draw:name="Objet13" text:anchor-type="as-char" svg:y="-0.377cm" svg:width="0.448cm" svg:height="0.467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98"><text:s/>nombre de </text:span>chiffre pour écrire le nombre <draw:frame draw:style-name="fr1" draw:name="Objet14" text:anchor-type="as-char" svg:y="-0.377cm" svg:width="0.564cm" svg:height="0.467cm" draw:z-index="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51"><text:tab/><text:span text:style-name="T98">Pour notre exemple </text:span><text:span text:style-name="T98"><draw:frame draw:style-name="fr1" draw:name="Objet4" text:anchor-type="as-char" svg:y="-0.377cm" svg:width="1.058cm" svg:height="0.467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98"><text:s/></text:span><text:span text:style-name="T101">et </text:span><text:span text:style-name="T98"><draw:frame draw:style-name="fr1" draw:name="Objet3" text:anchor-type="as-char" svg:y="-0.377cm" svg:width="1.928cm" svg:height="0.531cm" draw:z-index="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251"/>
      <text:p text:style-name="P253">2) On pose <draw:frame draw:style-name="fr1" draw:name="Objet6" text:anchor-type="as-char" svg:y="-0.437cm" svg:width="3.531cm" svg:height="0.591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, <text:span text:style-name="T100">soit </text:span><draw:frame draw:style-name="fr1" draw:name="Objet5" text:anchor-type="as-char" svg:y="-0.437cm" svg:width="7.825cm" svg:height="0.591cm" draw:z-index="8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3"/>
      <text:p text:style-name="P253">3) On <text:span text:style-name="T100">pose</text:span> <draw:frame draw:style-name="fr1" draw:name="Objet8" text:anchor-type="as-char" svg:y="-0.377cm" svg:width="1.804cm" svg:height="0.531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, <text:span text:style-name="T100">soit </text:span><text:span text:style-name="T100"><draw:frame draw:style-name="fr1" draw:name="Objet9" text:anchor-type="as-char" svg:y="-0.377cm" svg:width="4.865cm" svg:height="0.531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255"><text:s/></text:p>
      <text:p text:style-name="P255"><text:span text:style-name="T101">4) </text:span>On calcule <draw:frame draw:style-name="fr1" draw:name="Objet10" text:anchor-type="as-char" svg:y="-0.377cm" svg:width="2.251cm" svg:height="0.531cm" draw:z-index="11"><draw:object xlink:href="./Object 10" xlink:type="simple" xlink:show="embed" xlink:actuate="onLoad"/><draw:image xlink:href="./ObjectReplacements/Object 10" xlink:type="simple" xlink:show="embed" xlink:actuate="onLoad"/><svg:desc>formule</svg:desc></draw:frame>,<text:span text:style-name="T101"> soit </text:span><text:span text:style-name="T101"><draw:frame draw:style-name="fr1" draw:name="Objet11" text:anchor-type="as-char" svg:y="-0.377cm" svg:width="5.703cm" svg:height="0.531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1">, puis on recommence tant que </text:span><text:span text:style-name="T101"><draw:frame draw:style-name="fr1" draw:name="Objet19" text:anchor-type="as-char" svg:y="-0.377cm" svg:width="1.095cm" svg:height="0.467cm" draw:z-index="13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255"/>
      <text:p text:style-name="P256">Continuons notre exemple</text:p>
      <text:p text:style-name="P256"/>
      <text:p text:style-name="P256">5) <text:s/>(1) <draw:frame draw:style-name="fr1" draw:name="Objet15" text:anchor-type="as-char" svg:y="-0.377cm" svg:width="1.042cm" svg:height="0.467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et <draw:frame draw:style-name="fr1" draw:name="Objet16" text:anchor-type="as-char" svg:y="-0.377cm" svg:width="1.72cm" svg:height="0.531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256">6) <text:s/>(2)<draw:frame draw:style-name="fr1" draw:name="Objet17" text:anchor-type="as-char" svg:y="-0.437cm" svg:width="9.673cm" svg:height="0.591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256">7) <text:s/>(3) <draw:frame draw:style-name="fr1" draw:name="Objet18" text:anchor-type="as-char" svg:y="-0.377cm" svg:width="4.598cm" svg:height="0.531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256">5) <text:s/>(4) <draw:frame draw:style-name="fr1" draw:name="Objet20" text:anchor-type="as-char" svg:y="-0.377cm" svg:width="5.075cm" svg:height="0.531cm" draw:z-index="23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256"/>
      <text:p text:style-name="P255"/>
      <text:p text:style-name="P254"/>
      <text:p text:style-name="P254"/>
      <text:p text:style-name="P253"><text:s text:c="11"/>Pour <text:s/>notre exemple <draw:frame draw:style-name="fr1" draw:name="Objet7" text:anchor-type="as-char" svg:y="-0.437cm" svg:width="10.947cm" svg:height="0.591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text:s/></text:p>
      <text:p text:style-name="P253">3) </text:p>
      <text:p text:style-name="P253"/>
      <text:p text:style-name="P251"><text:s text:c="3"/>Il faut n=4 chiffres pour écrire 2021.</text:p>
      <text:p text:style-name="P251"><text:s text:c="3"/>1-a) Déterminer le premier nombre P qu’on peut écrire avec n= 4 chiffres </text:p>
      <text:p text:style-name="P251"><text:tab/> <text:s text:c="2"/><draw:frame draw:style-name="fr1" draw:name="Objet1" text:anchor-type="as-char" svg:y="-0.437cm" svg:width="3.614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51"><text:s text:c="3"/>1-b) On calcule la différence entre N et P, soit <draw:frame draw:style-name="fr1" draw:name="Objet2" text:anchor-type="as-char" svg:y="-0.377cm" svg:width="5.586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1"><text:soft-page-break/></text:p>
      <text:p text:style-name="P257">Soit <text:s/><draw:frame draw:style-name="fr1" draw:name="Object1" text:anchor-type="as-char" svg:y="-0.415cm" svg:width="1.251cm" svg:height="0.545cm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le nombre de chiffres nécessaire pour écrire tous les nombres de <draw:frame draw:style-name="fr1" draw:name="Object2" text:anchor-type="as-char" svg:y="-0.377cm" svg:width="0.411cm" svg:height="0.467cm" draw:z-index="19"><draw:object xlink:href="./Object 22" xlink:type="simple" xlink:show="embed" xlink:actuate="onLoad"/><draw:image xlink:href="./ObjectReplacements/Object 22" xlink:type="simple" xlink:show="embed" xlink:actuate="onLoad"/><svg:desc>formula</svg:desc></draw:frame>à <draw:frame draw:style-name="fr1" draw:name="Object3" text:anchor-type="as-char" svg:y="-0.377cm" svg:width="0.564cm" svg:height="0.467cm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257">Exemples : <draw:frame draw:style-name="fr1" draw:name="Object5" text:anchor-type="as-char" svg:y="-0.415cm" svg:width="1.713cm" svg:height="0.54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et <draw:frame draw:style-name="fr1" draw:name="Object6" text:anchor-type="as-char" svg:y="-0.415cm" svg:width="2.108cm" svg:height="0.545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7">Calculer <draw:frame draw:style-name="fr1" draw:name="Object4" text:anchor-type="as-char" svg:y="-0.415cm" svg:width="1.734cm" svg:height="0.545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.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8"/>
      <text:p text:style-name="P259"/>
      <text:p text:style-name="P260"><text:bookmark text:name="p109"/><text:span text:style-name="T105">Bonjour,<text:line-break/><text:line-break/></text:span><text:bookmark text:name="p110"/><text:span text:style-name="T105">Je suis Professeur Principal d’une classe de Terminale.<text:line-break/></text:span><text:bookmark text:name="p111"/><text:span text:style-name="T105">J’aimerais bien m’inscrire aux modules facultatifs suivants :<text:line-break/></text:span><text:bookmark text:name="p112"/><text:span text:style-name="T105">-</text:span><text:bookmark text:name="p113"/><text:span text:style-name="T105"> </text:span><text:bookmark text:name="115"/><text:span text:style-name="T105">CPGE, écoles d'ingénieurs, écoles de commerce et de management du 25/11 :</text:span><text:bookmark text:name="p114"/><text:span text:style-name="T105"> </text:span><text:bookmark text:name="116"/><text:span text:style-name="T105">8h30-12h cg </text:span><text:bookmark text:name="117"/><text:span text:style-name="T105">Kwalé<text:line-break/></text:span><text:bookmark text:name="p46"/><text:span text:style-name="T105">-</text:span><text:bookmark text:name="p47"/><text:span text:style-name="T105"> Les formations courtes </text:span><text:bookmark text:name="p45"/><text:span text:style-name="T105">(BTS, BUT, MC...) 28/11 :</text:span><text:bookmark text:name="p9"/><text:span text:style-name="T105"> </text:span><text:bookmark text:name="34"/><text:span text:style-name="T105">8h30-12h cg </text:span><text:bookmark text:name="35"/><text:span text:style-name="T105">Kwalé<text:line-break/></text:span><text:bookmark text:name="p10"/><text:span text:style-name="T105">-</text:span><text:bookmark text:name="p11"/><text:span text:style-name="T105"> Insertion professionnelle et connaissance du tissu économique local 29/11 :</text:span><text:bookmark text:name="p12"/><text:span text:style-name="T105"> </text:span><text:bookmark text:name="20"/><text:span text:style-name="T105">8h30-12h cg </text:span><text:bookmark text:name="21"/><text:span text:style-name="T105">Kwalé<text:line-break/></text:span><text:bookmark text:name="p52"/><text:span text:style-name="T105">-</text:span><text:bookmark text:name="p82"/><text:span text:style-name="T105"> Études de santé, paramédicale et sociale :</text:span><text:bookmark text:name="p83"/><text:span text:style-name="T105"> LAS, PASS, </text:span><text:bookmark text:name="88"/><text:span text:style-name="T105">IFSI, </text:span><text:bookmark text:name="89"/><text:span text:style-name="T105">IRTS 01/12 :</text:span><text:bookmark text:name="p94"/><text:span text:style-name="T105"> </text:span><text:bookmark text:name="98"/><text:span text:style-name="T105">8h30-12h cg </text:span><text:bookmark text:name="99"/><text:span text:style-name="T105">Kwalé<text:line-break/><text:line-break/></text:span><text:bookmark text:name="p95"/><text:span text:style-name="T107">Après l’inscription à ces modules facultatifs, est-il possible d’annuler ?</text:span><text:span text:style-name="T105"><text:line-break/></text:span><text:bookmark text:name="p96"/><text:span text:style-name="T105">En effet, en fonction de l’avancement de mes classes de Terminale en Spécialité Mathématiques, il est possible que je préfère ne pas m’absenter.</text:span><text:bookmark text:name="p97"/><text:span text:style-name="T105"> Donc si l'éventuel désistement n'est pas possible, je serai contraint de réduire ou de ne pas m'inscrire aux modules facultatifs.</text:span></text:p>
      <text:p text:style-name="P260"><text:span text:style-name="T105"><text:line-break/></text:span></text:p>
      <text:p text:style-name="P260"><text:span text:style-name="T105"/></text:p>
      <text:p text:style-name="P260"><text:span text:style-name="T105"/></text:p>
      <text:p text:style-name="P261"><text:span text:style-name="T106"/></text:p>
      <text:p text:style-name="P261"><text:span text:style-name="T106"/></text:p>
      <text:p text:style-name="P261"><text:span text:style-name="T106"/></text:p>
      <text:p text:style-name="P257"/>
      <text:p text:style-name="P257"/>
      <text:p text:style-name="P257"/>
      <text:p text:style-name="P257"/>
      <text:p text:style-name="P257"/>
      <text:p text:style-name="P2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27T10:01:12.677958632</dc:date>
    <meta:editing-duration>P4DT8H20M37S</meta:editing-duration>
    <meta:editing-cycles>775</meta:editing-cycles>
    <meta:generator>LibreOffice/7.3.5.2$Linux_X86_64 LibreOffice_project/30$Build-2</meta:generator>
    <meta:document-statistic meta:table-count="2" meta:image-count="0" meta:object-count="26" meta:page-count="14" meta:paragraph-count="398" meta:word-count="1517" meta:character-count="9695" meta:non-whitespace-character-count="8382"/>
  </office:meta>
</office:document-meta>
</file>

<file path=Object 1/content.xml><?xml version="1.0" encoding="utf-8"?>
<math xmlns="http://www.w3.org/1998/Math/MathML" display="block">
  <semantics>
    <mstyle mathvariant="bold">
      <mrow>
        <mi>P</mi>
        <mo stretchy="false">=</mo>
        <msup>
          <mn>10</mn>
          <mi>n</mi>
        </msup>
        <mo stretchy="false">=</mo>
        <msup>
          <mn>10</mn>
          <mn>4</mn>
        </msup>
        <mo stretchy="false">=</mo>
        <mn>1000</mn>
      </mrow>
    </mstyle>
    <annotation encoding="StarMath 5.0">bold {P= 10^n = 10^4 = 1000}</annotation>
  </semantics>
</math>
</file>

<file path=Object 10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i>n</mi>
          </msub>
          <mo stretchy="false">−</mo>
          <msub>
            <mi>P</mi>
            <mi>n</mi>
          </msub>
        </mrow>
      </mrow>
    </mstyle>
    <annotation encoding="StarMath 5.0">bold {N = U_n- P_n}</annotation>
  </semantics>
</math>
</file>

<file path=Object 11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n>4</mn>
          </msub>
          <mo stretchy="false">−</mo>
          <msub>
            <mi>P</mi>
            <mn>4</mn>
          </msub>
        </mrow>
        <mo stretchy="false">=</mo>
        <mrow>
          <mn>2021</mn>
          <mo stretchy="false">−</mo>
          <mn>1022</mn>
        </mrow>
        <mo stretchy="false">=</mo>
        <mn>999</mn>
      </mrow>
    </mstyle>
    <annotation encoding="StarMath 5.0">bold {N = U_4- P_4 = 2021 - 1022 = 999}</annotation>
  </semantics>
</math>
</file>

<file path=Object 12/content.xml><?xml version="1.0" encoding="utf-8"?>
<math xmlns="http://www.w3.org/1998/Math/MathML" display="block">
  <semantics>
    <mstyle mathvariant="bold">
      <mrow>
        <mi>N</mi>
        <mo stretchy="false">=</mo>
        <mn>2021</mn>
      </mrow>
    </mstyle>
    <annotation encoding="StarMath 5.0">bold {N= 2021}</annotation>
  </semantics>
</math>
</file>

<file path=Object 1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4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5/content.xml><?xml version="1.0" encoding="utf-8"?>
<math xmlns="http://www.w3.org/1998/Math/MathML" display="block">
  <semantics>
    <mstyle mathvariant="bold">
      <mrow>
        <mi>n</mi>
        <mo stretchy="false">=</mo>
        <mn>3</mn>
      </mrow>
    </mstyle>
    <annotation encoding="StarMath 5.0">bold {n= 3}</annotation>
  </semantics>
</math>
</file>

<file path=Object 16/content.xml><?xml version="1.0" encoding="utf-8"?>
<math xmlns="http://www.w3.org/1998/Math/MathML" display="block">
  <semantics>
    <mstyle mathvariant="bold">
      <mrow>
        <msub>
          <mi>N</mi>
          <mn>3</mn>
        </msub>
        <mo stretchy="false">=</mo>
        <mn>999</mn>
      </mrow>
    </mstyle>
    <annotation encoding="StarMath 5.0">bold {N_3= 999}</annotation>
  </semantics>
</math>
</file>

<file path=Object 17/content.xml><?xml version="1.0" encoding="utf-8"?>
<math xmlns="http://www.w3.org/1998/Math/MathML" display="block">
  <semantics>
    <mstyle mathvariant="bold">
      <mrow>
        <msub>
          <mi>P</mi>
          <mn>3</mn>
        </msub>
        <mo stretchy="false">=</mo>
        <mrow>
          <mrow>
            <mo fence="true" form="prefix" stretchy="false">(</mo>
            <mrow>
              <mrow>
                <msub>
                  <mi>N</mi>
                  <mn>3</mn>
                </msub>
                <mo stretchy="false">−</mo>
                <msup>
                  <mn>10</mn>
                  <mrow>
                    <mn>3</mn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999</mn>
          <mo stretchy="false">−</mo>
          <msup>
            <mn>10</mn>
            <mn>2</mn>
          </msup>
          <mo stretchy="false">+</mo>
          <mn>1</mn>
        </mrow>
        <mo stretchy="false">=</mo>
        <mrow>
          <mn>999</mn>
          <mo stretchy="false">−</mo>
          <mn>100</mn>
          <mo stretchy="false">+</mo>
          <mn>1</mn>
        </mrow>
        <mo stretchy="false">=</mo>
        <mn>900</mn>
      </mrow>
    </mstyle>
    <annotation encoding="StarMath 5.0">bold {P_3 = (N_3-10^{3-1}) +1 = 999 - 10^2 +1 = 999 - 100 +1 = 900}</annotation>
  </semantics>
</math>
</file>

<file path=Object 18/content.xml><?xml version="1.0" encoding="utf-8"?>
<math xmlns="http://www.w3.org/1998/Math/MathML" display="block">
  <semantics>
    <mstyle mathvariant="bold">
      <mrow>
        <mrow>
          <msub>
            <mi>U</mi>
            <mn>3</mn>
          </msub>
          <mo stretchy="false">=</mo>
          <mn>3</mn>
        </mrow>
        <mrow>
          <msub>
            <mi>P</mi>
            <mn>3</mn>
          </msub>
          <mo stretchy="false">=</mo>
          <mrow>
            <mn>3</mn>
            <mo stretchy="false">×</mo>
            <mn>900</mn>
          </mrow>
          <mo stretchy="false">=</mo>
          <mn>2700</mn>
        </mrow>
      </mrow>
    </mstyle>
    <annotation encoding="StarMath 5.0">bold {U_3 = 3 P_3 = 3 times 900 = 2700}</annotation>
  </semantics>
</math>
</file>

<file path=Object 19/content.xml><?xml version="1.0" encoding="utf-8"?>
<math xmlns="http://www.w3.org/1998/Math/MathML" display="block">
  <semantics>
    <mstyle mathvariant="bold">
      <mrow>
        <mi>N</mi>
        <mo stretchy="false">&gt;</mo>
        <mn>0</mn>
      </mrow>
    </mstyle>
    <annotation encoding="StarMath 5.0">bold {N &gt; 0}</annotation>
  </semantics>
</math>
</file>

<file path=Object 2/content.xml><?xml version="1.0" encoding="utf-8"?>
<math xmlns="http://www.w3.org/1998/Math/MathML" display="block">
  <semantics>
    <mstyle mathvariant="bold">
      <mrow>
        <mi>Q</mi>
        <mo stretchy="false">=</mo>
        <mrow>
          <mi>N</mi>
          <mo stretchy="false">−</mo>
          <mi>P</mi>
        </mrow>
        <mo stretchy="false">=</mo>
        <mrow>
          <mn>2021</mn>
          <mo stretchy="false">−</mo>
          <mn>1000</mn>
        </mrow>
        <mo stretchy="false">=</mo>
        <mn>1021</mn>
      </mrow>
    </mstyle>
    <annotation encoding="StarMath 5.0">bold {Q= N-P= 2021 - 1000 = 1021}</annotation>
  </semantics>
</math>
</file>

<file path=Object 20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n>3</mn>
          </msub>
          <mo stretchy="false">−</mo>
          <msub>
            <mi>P</mi>
            <mn>3</mn>
          </msub>
        </mrow>
        <mo stretchy="false">=</mo>
        <mrow>
          <mn>999</mn>
          <mo stretchy="false">−</mo>
          <mn>900</mn>
        </mrow>
        <mo stretchy="false">=</mo>
        <mn>99</mn>
      </mrow>
    </mstyle>
    <annotation encoding="StarMath 5.0">bold {N = U_3- P_3 = 999 - 900 = 99}</annotation>
  </semantics>
</math>
</file>

<file path=Object 21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C(N)}</annotation>
  </semantics>
</math>
</file>

<file path=Object 22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2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24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n>2021</mn>
          </mrow>
          <mo fence="true" form="postfix" stretchy="false">)</mo>
        </mrow>
      </mrow>
    </mstyle>
    <annotation encoding="StarMath 5.0">bold {C(2021)}</annotation>
  </semantics>
</math>
</file>

<file path=Object 25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9</mn>
            </mrow>
            <mo fence="true" form="postfix" stretchy="false">)</mo>
          </mrow>
          <mo stretchy="false">=</mo>
          <mn>9</mn>
        </mrow>
      </mrow>
    </mstyle>
    <annotation encoding="StarMath 5.0">bold {C(9)= 9}</annotation>
  </semantics>
</math>
</file>

<file path=Object 26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10</mn>
            </mrow>
            <mo fence="true" form="postfix" stretchy="false">)</mo>
          </mrow>
          <mo stretchy="false">=</mo>
          <mn>11</mn>
        </mrow>
      </mrow>
    </mstyle>
    <annotation encoding="StarMath 5.0">bold {C(10)= 11}</annotation>
  </semantics>
</math>
</file>

<file path=Object 3/content.xml><?xml version="1.0" encoding="utf-8"?>
<math xmlns="http://www.w3.org/1998/Math/MathML" display="block">
  <semantics>
    <mstyle mathvariant="bold">
      <mrow>
        <msub>
          <mi>N</mi>
          <mn>4</mn>
        </msub>
        <mo stretchy="false">=</mo>
        <mn>2021</mn>
      </mrow>
    </mstyle>
    <annotation encoding="StarMath 5.0">bold {N_4= 2021}</annotation>
  </semantics>
</math>
</file>

<file path=Object 4/content.xml><?xml version="1.0" encoding="utf-8"?>
<math xmlns="http://www.w3.org/1998/Math/MathML" display="block">
  <semantics>
    <mstyle mathvariant="bold">
      <mrow>
        <mi>n</mi>
        <mo stretchy="false">=</mo>
        <mn>4</mn>
      </mrow>
    </mstyle>
    <annotation encoding="StarMath 5.0">bold {n= 4}</annotation>
  </semantics>
</math>
</file>

<file path=Object 5/content.xml><?xml version="1.0" encoding="utf-8"?>
<math xmlns="http://www.w3.org/1998/Math/MathML" display="block">
  <semantics>
    <mstyle mathvariant="bold">
      <mrow>
        <msub>
          <mi>P</mi>
          <mn>4</mn>
        </msub>
        <mo stretchy="false">=</mo>
        <mrow>
          <mrow>
            <mo fence="true" form="prefix" stretchy="false">(</mo>
            <mrow>
              <mrow>
                <mn>2021</mn>
                <mo stretchy="false">−</mo>
                <msup>
                  <mn>10</mn>
                  <mn>3</mn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2021</mn>
          <mo stretchy="false">−</mo>
          <mn>1000</mn>
          <mo stretchy="false">+</mo>
          <mn>1</mn>
        </mrow>
        <mo stretchy="false">=</mo>
        <mn>1022</mn>
      </mrow>
    </mstyle>
    <annotation encoding="StarMath 5.0">bold {P_4 = (2021-10^3) +1 = 2021 -1000 +1 = 1022}</annotation>
  </semantics>
</math>
</file>

<file path=Object 6/content.xml><?xml version="1.0" encoding="utf-8"?>
<math xmlns="http://www.w3.org/1998/Math/MathML" display="block">
  <semantics>
    <mstyle mathvariant="bold">
      <mrow>
        <msub>
          <mi>P</mi>
          <mi>n</mi>
        </msub>
        <mo stretchy="false">=</mo>
        <mrow>
          <mrow>
            <mo fence="true" form="prefix" stretchy="false">(</mo>
            <mrow>
              <mrow>
                <mi>N</mi>
                <mo stretchy="false">−</mo>
                <msup>
                  <mn>10</mn>
                  <mrow>
                    <mi>n</mi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</mrow>
    </mstyle>
    <annotation encoding="StarMath 5.0">bold {P_n = (N-10^{n-1}) +1 }</annotation>
  </semantics>
</math>
</file>

<file path=Object 7/content.xml><?xml version="1.0" encoding="utf-8"?>
<math xmlns="http://www.w3.org/1998/Math/MathML" display="block">
  <semantics>
    <mstyle mathvariant="bold">
      <mrow>
        <mrow>
          <msub>
            <mi>U</mi>
            <mn>4</mn>
          </msub>
          <mo stretchy="false">=</mo>
          <mn>4</mn>
        </mrow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n>2021</mn>
                      <mo stretchy="false">−</mo>
                      <msup>
                        <mn>10</mn>
                        <mn>3</mn>
                      </msup>
                    </mrow>
                  </mrow>
                  <mo fence="true" form="postfix" stretchy="false">)</mo>
                </mrow>
                <mo stretchy="false">+</mo>
                <mn>1</mn>
              </mrow>
            </mrow>
            <mo fence="true" form="postfix" stretchy="false">)</mo>
          </mrow>
          <mo stretchy="false">=</mo>
          <mn>4</mn>
        </mrow>
        <mrow>
          <mrow>
            <mo fence="true" form="prefix" stretchy="false">(</mo>
            <mrow>
              <mrow>
                <mn>2021</mn>
                <mo stretchy="false">−</mo>
                <mn>1000</mn>
                <mo stretchy="false">+</mo>
                <mn>1</mn>
              </mrow>
            </mrow>
            <mo fence="true" form="postfix" stretchy="false">)</mo>
          </mrow>
          <mo stretchy="false">=</mo>
          <mrow>
            <mn>4</mn>
            <mo stretchy="false">×</mo>
            <mn>1022</mn>
          </mrow>
          <mo stretchy="false">=</mo>
          <mn>4088</mn>
        </mrow>
      </mrow>
    </mstyle>
    <annotation encoding="StarMath 5.0">bold {U_4 = 4 ((2021-10^3) +1) = 4 (2021 -1000 +1) = 4 times 1022 = 4088}</annotation>
  </semantics>
</math>
</file>

<file path=Object 8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n</mi>
        </mrow>
        <msub>
          <mi>P</mi>
          <mi>n</mi>
        </msub>
      </mrow>
    </mstyle>
    <annotation encoding="StarMath 5.0">bold {U_n = n P_n}</annotation>
  </semantics>
</math>
</file>

<file path=Object 9/content.xml><?xml version="1.0" encoding="utf-8"?>
<math xmlns="http://www.w3.org/1998/Math/MathML" display="block">
  <semantics>
    <mstyle mathvariant="bold">
      <mrow>
        <mrow>
          <msub>
            <mi>U</mi>
            <mn>4</mn>
          </msub>
          <mo stretchy="false">=</mo>
          <mn>4</mn>
        </mrow>
        <mrow>
          <msub>
            <mi>P</mi>
            <mn>4</mn>
          </msub>
          <mo stretchy="false">=</mo>
          <mrow>
            <mn>4</mn>
            <mo stretchy="false">×</mo>
            <mn>1022</mn>
          </mrow>
          <mo stretchy="false">=</mo>
          <mn>4088</mn>
        </mrow>
      </mrow>
    </mstyle>
    <annotation encoding="StarMath 5.0">bold {U_4 = 4 P_4 = 4 times 1022 = 4088}</annotation>
  </semantics>
</math>
</file>